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82cm"/>
    </style:style>
    <style:style style:name="co2" style:family="table-column">
      <style:table-column-properties fo:break-before="auto" style:column-width="4.882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9.103cm"/>
    </style:style>
    <style:style style:name="co11" style:family="table-column">
      <style:table-column-properties fo:break-before="auto" style:column-width="3.276cm"/>
    </style:style>
    <style:style style:name="co12" style:family="table-column">
      <style:table-column-properties fo:break-before="auto" style:column-width="3.112cm"/>
    </style:style>
    <style:style style:name="co13" style:family="table-column">
      <style:table-column-properties fo:break-before="auto" style:column-width="1.85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put2csvfile - Cop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ran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apacity - mAh:</text:p>
          </table:table-cell>
          <table:table-cell office:value-type="string" calcext:value-type="string">
            <text:p>Discharge Current:</text:p>
          </table:table-cell>
          <table:table-cell office:value-type="string" calcext:value-type="string">
            <text:p>min Cost:</text:p>
          </table:table-cell>
          <table:table-cell office:value-type="string" calcext:value-type="string">
            <text:p>Kwh for Min cost</text:p>
          </table:table-cell>
          <table:table-cell office:value-type="string" calcext:value-type="string">
            <text:p>Chemistry</text:p>
          </table:table-cell>
          <table:table-cell office:value-type="string" calcext:value-type="string">
            <text:p>Price:</text:p>
          </table:table-cell>
          <table:table-cell office:value-type="string" calcext:value-type="string">
            <text:p>Voltage: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Cost KwH:</text:p>
          </table:table-cell>
          <table:table-cell office:value-type="string" calcext:value-type="string">
            <text:p>LowPriceQty:</text:p>
          </table:table-cell>
          <table:table-cell office:value-type="string" calcext:value-type="string">
            <text:p>LowPrice:</text:p>
          </table:table-cell>
          <table:table-cell office:value-type="string" calcext:value-type="string">
            <text:p>Low Cost KwH: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21700-33J</text:p>
          </table:table-cell>
          <table:table-cell table:number-columns-repeated="2" office:value-type="float" office:value="3220" calcext:value-type="float">
            <text:p>3220</text:p>
          </table:table-cell>
          <table:table-cell office:value-type="float" office:value="23.8" calcext:value-type="float">
            <text:p>23.8</text:p>
          </table:table-cell>
          <table:table-cell office:value-type="float" office:value="0.15456" calcext:value-type="float">
            <text:p>0.1545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.7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46.652864044168" calcext:value-type="float">
            <text:p>146.652864044168</text:p>
          </table:table-cell>
          <table:table-cell/>
          <table:table-cell office:value-type="string" calcext:value-type="string">
            <text:p>€1.30</text:p>
          </table:table-cell>
          <table:table-cell office:value-type="float" office:value="112.146307798482" calcext:value-type="float">
            <text:p>112.146307798482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LF304</text:p>
          </table:table-cell>
          <table:table-cell office:value-type="float" office:value="304000" calcext:value-type="float">
            <text:p>304000</text:p>
          </table:table-cell>
          <table:table-cell office:value-type="float" office:value="304" calcext:value-type="float">
            <text:p>304</text:p>
          </table:table-cell>
          <table:table-cell office:value-type="float" office:value="1739.25" calcext:value-type="float">
            <text:p>1739.25</text:p>
          </table:table-cell>
          <table:table-cell office:value-type="float" office:value="14.592" calcext:value-type="float">
            <text:p>14.592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115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6 december 2023 (in 54 days)</text:p>
          </table:table-cell>
          <table:table-cell office:value-type="float" office:value="119.192023026316" calcext:value-type="float">
            <text:p>119.192023026316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€109.95</text:p>
          </table:table-cell>
          <table:table-cell office:value-type="float" office:value="113.024259868421" calcext:value-type="float">
            <text:p>113.024259868421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LIFEPO4</text:p>
          </table:table-cell>
          <table:table-cell office:value-type="float" office:value="280000" calcext:value-type="float">
            <text:p>280000</text:p>
          </table:table-cell>
          <table:table-cell office:value-type="float" office:value="200" calcext:value-type="float">
            <text:p>200</text:p>
          </table:table-cell>
          <table:table-cell office:value-type="float" office:value="1721.3" calcext:value-type="float">
            <text:p>1721.3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122.95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In stock</text:p>
          </table:table-cell>
          <table:table-cell office:value-type="float" office:value="121.989285580341" calcext:value-type="float">
            <text:p>121.989285580341</text:p>
          </table:table-cell>
          <table:table-cell office:value-type="string" calcext:value-type="string">
            <text:p>Buy 64 times for</text:p>
          </table:table-cell>
          <table:table-cell office:value-type="string" calcext:value-type="string">
            <text:p>€115.65</text:p>
          </table:table-cell>
          <table:table-cell office:value-type="float" office:value="114.746326778092" calcext:value-type="float">
            <text:p>114.746326778092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LF105</text:p>
          </table:table-cell>
          <table:table-cell office:value-type="float" office:value="105000" calcext:value-type="float">
            <text:p>105000</text:p>
          </table:table-cell>
          <table:table-cell office:value-type="float" office:value="105" calcext:value-type="float">
            <text:p>105</text:p>
          </table:table-cell>
          <table:table-cell office:value-type="float" office:value="599.25" calcext:value-type="float">
            <text:p>599.25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39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30 november 2023 (in 48 days)</text:p>
          </table:table-cell>
          <table:table-cell office:value-type="float" office:value="118.89880952381" calcext:value-type="float">
            <text:p>118.89880952381</text:p>
          </table:table-cell>
          <table:table-cell/>
          <table:table-cell office:value-type="string" calcext:value-type="string">
            <text:p>€38.75</text:p>
          </table:table-cell>
          <table:table-cell office:value-type="float" office:value="115.327380952381" calcext:value-type="float">
            <text:p>115.327380952381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LF280K</text:p>
          </table:table-cell>
          <table:table-cell office:value-type="float" office:value="280000" calcext:value-type="float">
            <text:p>280000</text:p>
          </table:table-cell>
          <table:table-cell office:value-type="float" office:value="280" calcext:value-type="float">
            <text:p>280</text:p>
          </table:table-cell>
          <table:table-cell office:value-type="float" office:value="1649.25" calcext:value-type="float">
            <text:p>1649.25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109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6 december 2023 (in 54 days)</text:p>
          </table:table-cell>
          <table:table-cell office:value-type="float" office:value="122.712053571429" calcext:value-type="float">
            <text:p>122.712053571429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€103.95</text:p>
          </table:table-cell>
          <table:table-cell office:value-type="float" office:value="116.015625" calcext:value-type="float">
            <text:p>116.015625</text:p>
          </table:table-cell>
        </table:table-row>
        <table:table-row table:style-name="ro1">
          <table:table-cell office:value-type="string" calcext:value-type="string">
            <text:p>Envision</text:p>
          </table:table-cell>
          <table:table-cell office:value-type="string" calcext:value-type="string">
            <text:p>ESS 72173207</text:p>
          </table:table-cell>
          <table:table-cell office:value-type="float" office:value="305000" calcext:value-type="float">
            <text:p>305000</text:p>
          </table:table-cell>
          <table:table-cell office:value-type="float" office:value="305" calcext:value-type="float">
            <text:p>305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4.64" calcext:value-type="float">
            <text:p>14.6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121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24.948770491803" calcext:value-type="float">
            <text:p>124.948770491803</text:p>
          </table:table-cell>
          <table:table-cell/>
          <table:table-cell office:value-type="string" calcext:value-type="string">
            <text:p>€115.35</text:p>
          </table:table-cell>
          <table:table-cell office:value-type="float" office:value="118.186475409836" calcext:value-type="float">
            <text:p>118.186475409836</text:p>
          </table:table-cell>
        </table:table-row>
        <table:table-row table:style-name="ro1">
          <table:table-cell office:value-type="string" calcext:value-type="string">
            <text:p>Catl</text:p>
          </table:table-cell>
          <table:table-cell office:value-type="string" calcext:value-type="string">
            <text:p>LIFEPO4</text:p>
          </table:table-cell>
          <table:table-cell office:value-type="float" office:value="228000" calcext:value-type="float">
            <text:p>228000</text:p>
          </table:table-cell>
          <table:table-cell office:value-type="float" office:value="207" calcext:value-type="float">
            <text:p>207</text:p>
          </table:table-cell>
          <table:table-cell office:value-type="float" office:value="1525.3" calcext:value-type="float">
            <text:p>1525.3</text:p>
          </table:table-cell>
          <table:table-cell office:value-type="float" office:value="10.944" calcext:value-type="float">
            <text:p>10.94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108.95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In stock</text:p>
          </table:table-cell>
          <table:table-cell office:value-type="float" office:value="132.75276449255" calcext:value-type="float">
            <text:p>132.75276449255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€97.45</text:p>
          </table:table-cell>
          <table:table-cell office:value-type="float" office:value="118.74031115006" calcext:value-type="float">
            <text:p>118.74031115006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LF304</text:p>
          </table:table-cell>
          <table:table-cell office:value-type="float" office:value="304000" calcext:value-type="float">
            <text:p>304000</text:p>
          </table:table-cell>
          <table:table-cell office:value-type="float" office:value="304" calcext:value-type="float">
            <text:p>304</text:p>
          </table:table-cell>
          <table:table-cell office:value-type="float" office:value="1881.75" calcext:value-type="float">
            <text:p>1881.75</text:p>
          </table:table-cell>
          <table:table-cell office:value-type="float" office:value="14.592" calcext:value-type="float">
            <text:p>14.592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125.4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28.957648026316" calcext:value-type="float">
            <text:p>128.957648026316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€118.25</text:p>
          </table:table-cell>
          <table:table-cell office:value-type="float" office:value="121.556332236842" calcext:value-type="float">
            <text:p>121.556332236842</text:p>
          </table:table-cell>
        </table:table-row>
        <table:table-row table:style-name="ro1">
          <table:table-cell office:value-type="string" calcext:value-type="string">
            <text:p>Catl</text:p>
          </table:table-cell>
          <table:table-cell office:value-type="string" calcext:value-type="string">
            <text:p>CB310</text:p>
          </table:table-cell>
          <table:table-cell office:value-type="float" office:value="280000" calcext:value-type="float">
            <text:p>280000</text:p>
          </table:table-cell>
          <table:table-cell office:value-type="float" office:value="140" calcext:value-type="float">
            <text:p>140</text:p>
          </table:table-cell>
          <table:table-cell office:value-type="float" office:value="1799.25" calcext:value-type="float">
            <text:p>1799.25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119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33.872767857143" calcext:value-type="float">
            <text:p>133.872767857143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€108.95</text:p>
          </table:table-cell>
          <table:table-cell office:value-type="float" office:value="121.595982142857" calcext:value-type="float">
            <text:p>121.595982142857</text:p>
          </table:table-cell>
        </table:table-row>
        <table:table-row table:style-name="ro1">
          <table:table-cell office:value-type="string" calcext:value-type="string">
            <text:p>Calb</text:p>
          </table:table-cell>
          <table:table-cell office:value-type="string" calcext:value-type="string">
            <text:p>L173F230</text:p>
          </table:table-cell>
          <table:table-cell office:value-type="float" office:value="230000" calcext:value-type="float">
            <text:p>230000</text:p>
          </table:table-cell>
          <table:table-cell office:value-type="float" office:value="230" calcext:value-type="float">
            <text:p>230</text:p>
          </table:table-cell>
          <table:table-cell office:value-type="float" office:value="1461.75" calcext:value-type="float">
            <text:p>1461.75</text:p>
          </table:table-cell>
          <table:table-cell office:value-type="float" office:value="11.04" calcext:value-type="float">
            <text:p>11.0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97.4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32.404891304348" calcext:value-type="float">
            <text:p>132.404891304348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€91.05</text:p>
          </table:table-cell>
          <table:table-cell office:value-type="float" office:value="123.709239130435" calcext:value-type="float">
            <text:p>123.709239130435</text:p>
          </table:table-cell>
        </table:table-row>
        <table:table-row table:style-name="ro1">
          <table:table-cell office:value-type="string" calcext:value-type="string">
            <text:p>Lishen</text:p>
          </table:table-cell>
          <table:table-cell office:value-type="string" calcext:value-type="string">
            <text:p>LP71173207</text:p>
          </table:table-cell>
          <table:table-cell office:value-type="float" office:value="280000" calcext:value-type="float">
            <text:p>280000</text:p>
          </table:table-cell>
          <table:table-cell office:value-type="float" office:value="280" calcext:value-type="float">
            <text:p>280</text:p>
          </table:table-cell>
          <table:table-cell office:value-type="float" office:value="1784.25" calcext:value-type="float">
            <text:p>1784.25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118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32.756696428571" calcext:value-type="float">
            <text:p>132.756696428571</text:p>
          </table:table-cell>
          <table:table-cell/>
          <table:table-cell office:value-type="string" calcext:value-type="string">
            <text:p>€110.95</text:p>
          </table:table-cell>
          <table:table-cell office:value-type="float" office:value="123.828125" calcext:value-type="float">
            <text:p>123.828125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21700-33J</text:p>
          </table:table-cell>
          <table:table-cell table:number-columns-repeated="2" office:value-type="float" office:value="3220" calcext:value-type="float">
            <text:p>3220</text:p>
          </table:table-cell>
          <table:table-cell office:value-type="float" office:value="25.9" calcext:value-type="float">
            <text:p>25.9</text:p>
          </table:table-cell>
          <table:table-cell office:value-type="float" office:value="0.15456" calcext:value-type="float">
            <text:p>0.1545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.8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59.592822636301" calcext:value-type="float">
            <text:p>159.592822636301</text:p>
          </table:table-cell>
          <table:table-cell/>
          <table:table-cell office:value-type="string" calcext:value-type="string">
            <text:p>€1.45</text:p>
          </table:table-cell>
          <table:table-cell office:value-type="float" office:value="125.086266390614" calcext:value-type="float">
            <text:p>125.086266390614</text:p>
          </table:table-cell>
        </table:table-row>
        <table:table-row table:style-name="ro1">
          <table:table-cell office:value-type="string" calcext:value-type="string">
            <text:p>REPT</text:p>
          </table:table-cell>
          <table:table-cell office:value-type="string" calcext:value-type="string">
            <text:p>280P</text:p>
          </table:table-cell>
          <table:table-cell office:value-type="float" office:value="280000" calcext:value-type="float">
            <text:p>280000</text:p>
          </table:table-cell>
          <table:table-cell office:value-type="float" office:value="280" calcext:value-type="float">
            <text:p>280</text:p>
          </table:table-cell>
          <table:table-cell office:value-type="float" office:value="1799.25" calcext:value-type="float">
            <text:p>1799.25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119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33.872767857143" calcext:value-type="float">
            <text:p>133.872767857143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€112.85</text:p>
          </table:table-cell>
          <table:table-cell office:value-type="float" office:value="125.948660714286" calcext:value-type="float">
            <text:p>125.948660714286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LF280K</text:p>
          </table:table-cell>
          <table:table-cell office:value-type="float" office:value="280000" calcext:value-type="float">
            <text:p>280000</text:p>
          </table:table-cell>
          <table:table-cell office:value-type="float" office:value="280" calcext:value-type="float">
            <text:p>280</text:p>
          </table:table-cell>
          <table:table-cell office:value-type="float" office:value="1799.25" calcext:value-type="float">
            <text:p>1799.25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119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33.872767857143" calcext:value-type="float">
            <text:p>133.872767857143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€112.95</text:p>
          </table:table-cell>
          <table:table-cell office:value-type="float" office:value="126.060267857143" calcext:value-type="float">
            <text:p>126.060267857143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LF230</text:p>
          </table:table-cell>
          <table:table-cell office:value-type="float" office:value="230000" calcext:value-type="float">
            <text:p>230000</text:p>
          </table:table-cell>
          <table:table-cell office:value-type="float" office:value="230" calcext:value-type="float">
            <text:p>230</text:p>
          </table:table-cell>
          <table:table-cell office:value-type="float" office:value="1424.25" calcext:value-type="float">
            <text:p>1424.25</text:p>
          </table:table-cell>
          <table:table-cell office:value-type="float" office:value="11.04" calcext:value-type="float">
            <text:p>11.0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94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29.008152173913" calcext:value-type="float">
            <text:p>129.008152173913</text:p>
          </table:table-cell>
          <table:table-cell/>
          <table:table-cell office:value-type="string" calcext:value-type="string">
            <text:p>€94.95</text:p>
          </table:table-cell>
          <table:table-cell office:value-type="float" office:value="129.008152173913" calcext:value-type="float">
            <text:p>129.008152173913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LF230</text:p>
          </table:table-cell>
          <table:table-cell office:value-type="float" office:value="230000" calcext:value-type="float">
            <text:p>230000</text:p>
          </table:table-cell>
          <table:table-cell office:value-type="float" office:value="230" calcext:value-type="float">
            <text:p>230</text:p>
          </table:table-cell>
          <table:table-cell office:value-type="float" office:value="1499.25" calcext:value-type="float">
            <text:p>1499.25</text:p>
          </table:table-cell>
          <table:table-cell office:value-type="float" office:value="11.04" calcext:value-type="float">
            <text:p>11.0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99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29 oktober 2023 (in 16 days)</text:p>
          </table:table-cell>
          <table:table-cell office:value-type="float" office:value="135.801630434783" calcext:value-type="float">
            <text:p>135.801630434783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€95.95</text:p>
          </table:table-cell>
          <table:table-cell office:value-type="float" office:value="130.366847826087" calcext:value-type="float">
            <text:p>130.366847826087</text:p>
          </table:table-cell>
        </table:table-row>
        <table:table-row table:style-name="ro1">
          <table:table-cell office:value-type="string" calcext:value-type="string">
            <text:p>Catl</text:p>
          </table:table-cell>
          <table:table-cell office:value-type="string" calcext:value-type="string">
            <text:p>LF173</text:p>
          </table:table-cell>
          <table:table-cell office:value-type="float" office:value="173000" calcext:value-type="float">
            <text:p>173000</text:p>
          </table:table-cell>
          <table:table-cell office:value-type="float" office:value="173" calcext:value-type="float">
            <text:p>173</text:p>
          </table:table-cell>
          <table:table-cell office:value-type="float" office:value="1154.25" calcext:value-type="float">
            <text:p>1154.25</text:p>
          </table:table-cell>
          <table:table-cell office:value-type="float" office:value="8.304" calcext:value-type="float">
            <text:p>8.30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76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38.999277456647" calcext:value-type="float">
            <text:p>138.999277456647</text:p>
          </table:table-cell>
          <table:table-cell/>
          <table:table-cell office:value-type="string" calcext:value-type="string">
            <text:p>€72.95</text:p>
          </table:table-cell>
          <table:table-cell office:value-type="float" office:value="131.773843930636" calcext:value-type="float">
            <text:p>131.773843930636</text:p>
          </table:table-cell>
        </table:table-row>
        <table:table-row table:style-name="ro1">
          <table:table-cell office:value-type="string" calcext:value-type="string">
            <text:p>Calb</text:p>
          </table:table-cell>
          <table:table-cell office:value-type="string" calcext:value-type="string">
            <text:p>L194F130A</text:p>
          </table:table-cell>
          <table:table-cell office:value-type="float" office:value="130000" calcext:value-type="float">
            <text:p>130000</text:p>
          </table:table-cell>
          <table:table-cell office:value-type="float" office:value="130" calcext:value-type="float">
            <text:p>130</text:p>
          </table:table-cell>
          <table:table-cell office:value-type="float" office:value="876.75" calcext:value-type="float">
            <text:p>876.75</text:p>
          </table:table-cell>
          <table:table-cell office:value-type="float" office:value="6.24" calcext:value-type="float">
            <text:p>6.2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58.4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10 november 2023 (in 28 days)</text:p>
          </table:table-cell>
          <table:table-cell office:value-type="float" office:value="140.504807692308" calcext:value-type="float">
            <text:p>140.504807692308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€55.95</text:p>
          </table:table-cell>
          <table:table-cell office:value-type="float" office:value="134.495192307692" calcext:value-type="float">
            <text:p>134.495192307692</text:p>
          </table:table-cell>
        </table:table-row>
        <table:table-row table:style-name="ro1">
          <table:table-cell office:value-type="string" calcext:value-type="string">
            <text:p>Calb</text:p>
          </table:table-cell>
          <table:table-cell office:value-type="string" calcext:value-type="string">
            <text:p>L173F280A</text:p>
          </table:table-cell>
          <table:table-cell office:value-type="float" office:value="280000" calcext:value-type="float">
            <text:p>280000</text:p>
          </table:table-cell>
          <table:table-cell office:value-type="float" office:value="280" calcext:value-type="float">
            <text:p>280</text:p>
          </table:table-cell>
          <table:table-cell office:value-type="float" office:value="1934.25" calcext:value-type="float">
            <text:p>1934.25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128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43.917410714286" calcext:value-type="float">
            <text:p>143.917410714286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€121.95</text:p>
          </table:table-cell>
          <table:table-cell office:value-type="float" office:value="136.104910714286" calcext:value-type="float">
            <text:p>136.104910714286</text:p>
          </table:table-cell>
        </table:table-row>
        <table:table-row table:style-name="ro1">
          <table:table-cell office:value-type="string" calcext:value-type="string">
            <text:p>Calb</text:p>
          </table:table-cell>
          <table:table-cell office:value-type="string" calcext:value-type="string">
            <text:p>L173F125A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" calcext:value-type="float">
            <text:p>125</text:p>
          </table:table-cell>
          <table:table-cell office:value-type="float" office:value="839.25" calcext:value-type="float">
            <text:p>839.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55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10 november 2023 (in 28 days)</text:p>
          </table:table-cell>
          <table:table-cell office:value-type="float" office:value="139.875" calcext:value-type="float">
            <text:p>139.875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€54.45</text:p>
          </table:table-cell>
          <table:table-cell office:value-type="float" office:value="136.125" calcext:value-type="float">
            <text:p>136.125</text:p>
          </table:table-cell>
        </table:table-row>
        <table:table-row table:style-name="ro1">
          <table:table-cell office:value-type="string" calcext:value-type="string">
            <text:p>Gotion</text:p>
          </table:table-cell>
          <table:table-cell office:value-type="string" calcext:value-type="string">
            <text:p>IFP52148102</text:p>
          </table:table-cell>
          <table:table-cell office:value-type="float" office:value="87000" calcext:value-type="float">
            <text:p>87000</text:p>
          </table:table-cell>
          <table:table-cell office:value-type="float" office:value="120" calcext:value-type="float">
            <text:p>120</text:p>
          </table:table-cell>
          <table:table-cell office:value-type="float" office:value="614.25" calcext:value-type="float">
            <text:p>614.25</text:p>
          </table:table-cell>
          <table:table-cell office:value-type="float" office:value="4.176" calcext:value-type="float">
            <text:p>4.176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40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47.090517241379" calcext:value-type="float">
            <text:p>147.090517241379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€38.25</text:p>
          </table:table-cell>
          <table:table-cell office:value-type="float" office:value="137.39224137931" calcext:value-type="float">
            <text:p>137.39224137931</text:p>
          </table:table-cell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INR18650M26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17.5" calcext:value-type="float">
            <text:p>17.5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138.888888888889" calcext:value-type="float">
            <text:p>138.888888888889</text:p>
          </table:table-cell>
          <table:table-cell/>
          <table:table-cell office:value-type="string" calcext:value-type="string">
            <text:p>€1.25</text:p>
          </table:table-cell>
          <table:table-cell office:value-type="float" office:value="138.888888888889" calcext:value-type="float">
            <text:p>138.888888888889</text:p>
          </table:table-cell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INR21700-M50L</text:p>
          </table:table-cell>
          <table:table-cell table:number-columns-repeated="2" office:value-type="float" office:value="4750" calcext:value-type="float">
            <text:p>4750</text:p>
          </table:table-cell>
          <table:table-cell office:value-type="float" office:value="33.46" calcext:value-type="float">
            <text:p>33.46</text:p>
          </table:table-cell>
          <table:table-cell office:value-type="float" office:value="0.228" calcext:value-type="float">
            <text:p>0.228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3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39.766081871345" calcext:value-type="float">
            <text:p>139.766081871345</text:p>
          </table:table-cell>
          <table:table-cell/>
          <table:table-cell office:value-type="string" calcext:value-type="string">
            <text:p>€2.39</text:p>
          </table:table-cell>
          <table:table-cell office:value-type="float" office:value="139.766081871345" calcext:value-type="float">
            <text:p>139.766081871345</text:p>
          </table:table-cell>
        </table:table-row>
        <table:table-row table:style-name="ro1">
          <table:table-cell office:value-type="string" calcext:value-type="string">
            <text:p>Lishen</text:p>
          </table:table-cell>
          <table:table-cell office:value-type="string" calcext:value-type="string">
            <text:p>LR21700SA</text:p>
          </table:table-cell>
          <table:table-cell table:number-columns-repeated="2" office:value-type="float" office:value="3900" calcext:value-type="float">
            <text:p>3900</text:p>
          </table:table-cell>
          <table:table-cell office:value-type="float" office:value="32.9" calcext:value-type="float">
            <text:p>32.9</text:p>
          </table:table-cell>
          <table:table-cell office:value-type="float" office:value="0.187199999999999" calcext:value-type="float">
            <text:p>0.18719999999999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3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67.378917378917" calcext:value-type="float">
            <text:p>167.378917378917</text:p>
          </table:table-cell>
          <table:table-cell office:value-type="string" calcext:value-type="string">
            <text:p>Buy 390 times for</text:p>
          </table:table-cell>
          <table:table-cell office:value-type="string" calcext:value-type="string">
            <text:p>€1.99</text:p>
          </table:table-cell>
          <table:table-cell office:value-type="float" office:value="141.737891737892" calcext:value-type="float">
            <text:p>141.737891737892</text:p>
          </table:table-cell>
        </table:table-row>
        <table:table-row table:style-name="ro1">
          <table:table-cell office:value-type="string" calcext:value-type="string">
            <text:p>Catl</text:p>
          </table:table-cell>
          <table:table-cell office:value-type="string" calcext:value-type="string">
            <text:p>LF302</text:p>
          </table:table-cell>
          <table:table-cell office:value-type="float" office:value="302000" calcext:value-type="float">
            <text:p>302000</text:p>
          </table:table-cell>
          <table:table-cell office:value-type="float" office:value="302" calcext:value-type="float">
            <text:p>302</text:p>
          </table:table-cell>
          <table:table-cell office:value-type="float" office:value="2174.25" calcext:value-type="float">
            <text:p>2174.25</text:p>
          </table:table-cell>
          <table:table-cell office:value-type="float" office:value="14.496" calcext:value-type="float">
            <text:p>14.496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144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49.989652317881" calcext:value-type="float">
            <text:p>149.989652317881</text:p>
          </table:table-cell>
          <table:table-cell/>
          <table:table-cell office:value-type="string" calcext:value-type="string">
            <text:p>€138.05</text:p>
          </table:table-cell>
          <table:table-cell office:value-type="float" office:value="142.849751655629" calcext:value-type="float">
            <text:p>142.849751655629</text:p>
          </table:table-cell>
        </table:table-row>
        <table:table-row table:style-name="ro1">
          <table:table-cell office:value-type="string" calcext:value-type="string">
            <text:p>Calb</text:p>
          </table:table-cell>
          <table:table-cell office:value-type="string" calcext:value-type="string">
            <text:p>L300F187</text:p>
          </table:table-cell>
          <table:table-cell office:value-type="float" office:value="187000" calcext:value-type="float">
            <text:p>187000</text:p>
          </table:table-cell>
          <table:table-cell office:value-type="float" office:value="187" calcext:value-type="float">
            <text:p>187</text:p>
          </table:table-cell>
          <table:table-cell office:value-type="float" office:value="1304.25" calcext:value-type="float">
            <text:p>1304.25</text:p>
          </table:table-cell>
          <table:table-cell office:value-type="float" office:value="8.976" calcext:value-type="float">
            <text:p>8.976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86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45.304144385027" calcext:value-type="float">
            <text:p>145.304144385027</text:p>
          </table:table-cell>
          <table:table-cell/>
          <table:table-cell office:value-type="string" calcext:value-type="string">
            <text:p>€86.95</text:p>
          </table:table-cell>
          <table:table-cell office:value-type="float" office:value="145.304144385027" calcext:value-type="float">
            <text:p>145.304144385027</text:p>
          </table:table-cell>
        </table:table-row>
        <table:table-row table:style-name="ro1">
          <table:table-cell office:value-type="string" calcext:value-type="string">
            <text:p>Calb</text:p>
          </table:table-cell>
          <table:table-cell office:value-type="string" calcext:value-type="string">
            <text:p>L148F88A</text:p>
          </table:table-cell>
          <table:table-cell office:value-type="float" office:value="88000" calcext:value-type="float">
            <text:p>88000</text:p>
          </table:table-cell>
          <table:table-cell office:value-type="float" office:value="88" calcext:value-type="float">
            <text:p>88</text:p>
          </table:table-cell>
          <table:table-cell office:value-type="float" office:value="689.25" calcext:value-type="float">
            <text:p>689.25</text:p>
          </table:table-cell>
          <table:table-cell office:value-type="float" office:value="4.224" calcext:value-type="float">
            <text:p>4.22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45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63.174715909091" calcext:value-type="float">
            <text:p>163.174715909091</text:p>
          </table:table-cell>
          <table:table-cell/>
          <table:table-cell office:value-type="string" calcext:value-type="string">
            <text:p>€42.90</text:p>
          </table:table-cell>
          <table:table-cell office:value-type="float" office:value="152.34375" calcext:value-type="float">
            <text:p>152.34375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LF105</text:p>
          </table:table-cell>
          <table:table-cell office:value-type="float" office:value="105000" calcext:value-type="float">
            <text:p>105000</text:p>
          </table:table-cell>
          <table:table-cell office:value-type="float" office:value="105" calcext:value-type="float">
            <text:p>105</text:p>
          </table:table-cell>
          <table:table-cell office:value-type="float" office:value="824.25" calcext:value-type="float">
            <text:p>824.25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54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63.541666666667" calcext:value-type="float">
            <text:p>163.541666666667</text:p>
          </table:table-cell>
          <table:table-cell/>
          <table:table-cell office:value-type="string" calcext:value-type="string">
            <text:p>€54.95</text:p>
          </table:table-cell>
          <table:table-cell office:value-type="float" office:value="163.541666666667" calcext:value-type="float">
            <text:p>163.541666666667</text:p>
          </table:table-cell>
        </table:table-row>
        <table:table-row table:style-name="ro1">
          <table:table-cell office:value-type="string" calcext:value-type="string">
            <text:p>BYD</text:p>
          </table:table-cell>
          <table:table-cell office:value-type="string" calcext:value-type="string">
            <text:p>C13</text:p>
          </table:table-cell>
          <table:table-cell office:value-type="float" office:value="125000" calcext:value-type="float">
            <text:p>125000</text:p>
          </table:table-cell>
          <table:table-cell office:value-type="float" office:value="375" calcext:value-type="float">
            <text:p>375</text:p>
          </table:table-cell>
          <table:table-cell office:value-type="float" office:value="1079.25" calcext:value-type="float">
            <text:p>1079.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71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79.875" calcext:value-type="float">
            <text:p>179.875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€65.95</text:p>
          </table:table-cell>
          <table:table-cell office:value-type="float" office:value="164.875" calcext:value-type="float">
            <text:p>164.875</text:p>
          </table:table-cell>
        </table:table-row>
        <table:table-row table:style-name="ro1">
          <table:table-cell office:value-type="string" calcext:value-type="string">
            <text:p>Tenpower</text:p>
          </table:table-cell>
          <table:table-cell office:value-type="string" calcext:value-type="string">
            <text:p>INR18650-32HE</text:p>
          </table:table-cell>
          <table:table-cell table:number-columns-repeated="2" office:value-type="float" office:value="3050" calcext:value-type="float">
            <text:p>3050</text:p>
          </table:table-cell>
          <table:table-cell office:value-type="float" office:value="32.9" calcext:value-type="float">
            <text:p>32.9</text:p>
          </table:table-cell>
          <table:table-cell office:value-type="float" office:value="0.146399999999999" calcext:value-type="float">
            <text:p>0.14639999999999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3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14.025500910747" calcext:value-type="float">
            <text:p>214.025500910747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1.88</text:p>
          </table:table-cell>
          <table:table-cell office:value-type="float" office:value="171.220400728597" calcext:value-type="float">
            <text:p>171.220400728597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21700-30T</text:p>
          </table:table-cell>
          <table:table-cell table:number-columns-repeated="2" office:value-type="float" office:value="2950" calcext:value-type="float">
            <text:p>2950</text:p>
          </table:table-cell>
          <table:table-cell office:value-type="float" office:value="31.5" calcext:value-type="float">
            <text:p>31.5</text:p>
          </table:table-cell>
          <table:table-cell office:value-type="float" office:value="0.1416" calcext:value-type="float">
            <text:p>0.141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11.864406779661" calcext:value-type="float">
            <text:p>211.864406779661</text:p>
          </table:table-cell>
          <table:table-cell/>
          <table:table-cell office:value-type="string" calcext:value-type="string">
            <text:p>€1.85</text:p>
          </table:table-cell>
          <table:table-cell office:value-type="float" office:value="174.199623352166" calcext:value-type="float">
            <text:p>174.199623352166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32E</text:p>
          </table:table-cell>
          <table:table-cell table:number-columns-repeated="2" office:value-type="float" office:value="3100" calcext:value-type="float">
            <text:p>3100</text:p>
          </table:table-cell>
          <table:table-cell office:value-type="float" office:value="32.9" calcext:value-type="float">
            <text:p>32.9</text:p>
          </table:table-cell>
          <table:table-cell office:value-type="float" office:value="0.1488" calcext:value-type="float">
            <text:p>0.1488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3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10.573476702509" calcext:value-type="float">
            <text:p>210.573476702509</text:p>
          </table:table-cell>
          <table:table-cell office:value-type="string" calcext:value-type="string">
            <text:p>Buy 400 times for</text:p>
          </table:table-cell>
          <table:table-cell office:value-type="string" calcext:value-type="string">
            <text:p>€1.95</text:p>
          </table:table-cell>
          <table:table-cell office:value-type="float" office:value="174.731182795699" calcext:value-type="float">
            <text:p>174.731182795699</text:p>
          </table:table-cell>
        </table:table-row>
        <table:table-row table:style-name="ro1">
          <table:table-cell office:value-type="string" calcext:value-type="string">
            <text:p>CBAK</text:p>
          </table:table-cell>
          <table:table-cell office:value-type="string" calcext:value-type="string">
            <text:p>32140FS</text:p>
          </table:table-cell>
          <table:table-cell office:value-type="float" office:value="15000" calcext:value-type="float">
            <text:p>15000</text:p>
          </table:table-cell>
          <table:table-cell office:value-type="float" office:value="140" calcext:value-type="float">
            <text:p>140</text:p>
          </table:table-cell>
          <table:table-cell office:value-type="float" office:value="126.75" calcext:value-type="float">
            <text:p>126.75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8.4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76.041666666667" calcext:value-type="float">
            <text:p>176.041666666667</text:p>
          </table:table-cell>
          <table:table-cell/>
          <table:table-cell office:value-type="string" calcext:value-type="string">
            <text:p>€8.45</text:p>
          </table:table-cell>
          <table:table-cell office:value-type="float" office:value="176.041666666667" calcext:value-type="float">
            <text:p>176.041666666667</text:p>
          </table:table-cell>
        </table:table-row>
        <table:table-row table:style-name="ro1">
          <table:table-cell office:value-type="string" calcext:value-type="string">
            <text:p>Tenpower</text:p>
          </table:table-cell>
          <table:table-cell office:value-type="string" calcext:value-type="string">
            <text:p>INR21700-50ME</text:p>
          </table:table-cell>
          <table:table-cell table:number-columns-repeated="2" office:value-type="float" office:value="4950" calcext:value-type="float">
            <text:p>4950</text:p>
          </table:table-cell>
          <table:table-cell office:value-type="float" office:value="55.86" calcext:value-type="float">
            <text:p>55.86</text:p>
          </table:table-cell>
          <table:table-cell office:value-type="float" office:value="0.2376" calcext:value-type="float">
            <text:p>0.237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9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23.905723905724" calcext:value-type="float">
            <text:p>223.905723905724</text:p>
          </table:table-cell>
          <table:table-cell office:value-type="string" calcext:value-type="string">
            <text:p>Buy 390 times for</text:p>
          </table:table-cell>
          <table:table-cell office:value-type="string" calcext:value-type="string">
            <text:p>€3.15</text:p>
          </table:table-cell>
          <table:table-cell office:value-type="float" office:value="176.767676767677" calcext:value-type="float">
            <text:p>176.767676767677</text:p>
          </table:table-cell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INR18650MH1</text:p>
          </table:table-cell>
          <table:table-cell table:number-columns-repeated="2" office:value-type="float" office:value="3100" calcext:value-type="float">
            <text:p>3100</text:p>
          </table:table-cell>
          <table:table-cell office:value-type="float" office:value="32.9" calcext:value-type="float">
            <text:p>32.9</text:p>
          </table:table-cell>
          <table:table-cell office:value-type="float" office:value="0.1488" calcext:value-type="float">
            <text:p>0.1488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3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10.573476702509" calcext:value-type="float">
            <text:p>210.573476702509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1.99</text:p>
          </table:table-cell>
          <table:table-cell office:value-type="float" office:value="178.31541218638" calcext:value-type="float">
            <text:p>178.31541218638</text:p>
          </table:table-cell>
        </table:table-row>
        <table:table-row table:style-name="ro1">
          <table:table-cell office:value-type="string" calcext:value-type="string">
            <text:p>DMEGC</text:p>
          </table:table-cell>
          <table:table-cell office:value-type="float" office:value="18650" calcext:value-type="float">
            <text:p>18650</text:p>
          </table:table-cell>
          <table:table-cell office:value-type="float" office:value="2750" calcext:value-type="float">
            <text:p>2750</text:p>
          </table:table-cell>
          <table:table-cell office:value-type="float" office:value="4.8" calcext:value-type="float">
            <text:p>4.8</text:p>
          </table:table-cell>
          <table:table-cell office:value-type="float" office:value="30.1" calcext:value-type="float">
            <text:p>30.1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_LIFEPO4</text:p>
          </table:table-cell>
          <table:table-cell office:value-type="string" calcext:value-type="string">
            <text:p>€2.1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17.171717171717" calcext:value-type="float">
            <text:p>217.171717171717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1.79</text:p>
          </table:table-cell>
          <table:table-cell office:value-type="float" office:value="180.808080808081" calcext:value-type="float">
            <text:p>180.808080808081</text:p>
          </table:table-cell>
        </table:table-row>
        <table:table-row table:style-name="ro1">
          <table:table-cell office:value-type="string" calcext:value-type="string">
            <text:p>Real cell</text:p>
          </table:table-cell>
          <table:table-cell office:value-type="string" calcext:value-type="string">
            <text:p>IFR26650PE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float" office:value="33.75" calcext:value-type="float">
            <text:p>33.75</text:p>
          </table:table-cell>
          <table:table-cell office:value-type="float" office:value="0.1608" calcext:value-type="float">
            <text:p>0.1608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2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209.888059701493" calcext:value-type="float">
            <text:p>209.888059701493</text:p>
          </table:table-cell>
          <table:table-cell/>
          <table:table-cell office:value-type="string" calcext:value-type="string">
            <text:p>€1.95</text:p>
          </table:table-cell>
          <table:table-cell office:value-type="float" office:value="181.902985074627" calcext:value-type="float">
            <text:p>181.902985074627</text:p>
          </table:table-cell>
        </table:table-row>
        <table:table-row table:style-name="ro1">
          <table:table-cell office:value-type="string" calcext:value-type="string">
            <text:p>Tenpower</text:p>
          </table:table-cell>
          <table:table-cell office:value-type="string" calcext:value-type="string">
            <text:p>INR18650-28HE</text:p>
          </table:table-cell>
          <table:table-cell table:number-columns-repeated="2" office:value-type="float" office:value="2760" calcext:value-type="float">
            <text:p>2760</text:p>
          </table:table-cell>
          <table:table-cell office:value-type="float" office:value="38.5" calcext:value-type="float">
            <text:p>38.5</text:p>
          </table:table-cell>
          <table:table-cell office:value-type="float" office:value="0.13248" calcext:value-type="float">
            <text:p>0.13248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76.771336553945" calcext:value-type="float">
            <text:p>276.771336553945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1.82</text:p>
          </table:table-cell>
          <table:table-cell office:value-type="float" office:value="183.17230273752" calcext:value-type="float">
            <text:p>183.17230273752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INR18650-29V</text:p>
          </table:table-cell>
          <table:table-cell table:number-columns-repeated="2" office:value-type="float" office:value="2850" calcext:value-type="float">
            <text:p>2850</text:p>
          </table:table-cell>
          <table:table-cell office:value-type="float" office:value="36.26" calcext:value-type="float">
            <text:p>36.26</text:p>
          </table:table-cell>
          <table:table-cell office:value-type="float" office:value="0.1368" calcext:value-type="float">
            <text:p>0.1368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5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52.436647173489" calcext:value-type="float">
            <text:p>252.436647173489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1.91</text:p>
          </table:table-cell>
          <table:table-cell office:value-type="float" office:value="186.159844054581" calcext:value-type="float">
            <text:p>186.159844054581</text:p>
          </table:table-cell>
        </table:table-row>
        <table:table-row table:style-name="ro1">
          <table:table-cell office:value-type="string" calcext:value-type="string">
            <text:p>BAK</text:p>
          </table:table-cell>
          <table:table-cell office:value-type="string" calcext:value-type="string">
            <text:p>N21700CG-50</text:p>
          </table:table-cell>
          <table:table-cell table:number-columns-repeated="2" office:value-type="float" office:value="4900" calcext:value-type="float">
            <text:p>4900</text:p>
          </table:table-cell>
          <table:table-cell office:value-type="float" office:value="54.46" calcext:value-type="float">
            <text:p>54.46</text:p>
          </table:table-cell>
          <table:table-cell office:value-type="float" office:value="0.2352" calcext:value-type="float">
            <text:p>0.235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8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20.521541950113" calcext:value-type="float">
            <text:p>220.521541950113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3.29</text:p>
          </table:table-cell>
          <table:table-cell office:value-type="float" office:value="186.507936507937" calcext:value-type="float">
            <text:p>186.507936507937</text:p>
          </table:table-cell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INR18650M29</text:p>
          </table:table-cell>
          <table:table-cell table:number-columns-repeated="2" office:value-type="float" office:value="2750" calcext:value-type="float">
            <text:p>2750</text:p>
          </table:table-cell>
          <table:table-cell office:value-type="float" office:value="37.1" calcext:value-type="float">
            <text:p>37.1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6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67.676767676768" calcext:value-type="float">
            <text:p>267.676767676768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1.85</text:p>
          </table:table-cell>
          <table:table-cell office:value-type="float" office:value="186.868686868687" calcext:value-type="float">
            <text:p>186.868686868687</text:p>
          </table:table-cell>
        </table:table-row>
        <table:table-row table:style-name="ro1">
          <table:table-cell office:value-type="string" calcext:value-type="string">
            <text:p>Sinowatt</text:p>
          </table:table-cell>
          <table:table-cell office:value-type="string" calcext:value-type="string">
            <text:p>SW18650-34MP</text:p>
          </table:table-cell>
          <table:table-cell table:number-columns-repeated="2" office:value-type="float" office:value="3250" calcext:value-type="float">
            <text:p>3250</text:p>
          </table:table-cell>
          <table:table-cell office:value-type="float" office:value="34.86" calcext:value-type="float">
            <text:p>34.86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4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12.820512820513" calcext:value-type="float">
            <text:p>212.820512820513</text:p>
          </table:table-cell>
          <table:table-cell/>
          <table:table-cell office:value-type="string" calcext:value-type="string">
            <text:p>€2.19</text:p>
          </table:table-cell>
          <table:table-cell office:value-type="float" office:value="187.179487179487" calcext:value-type="float">
            <text:p>187.179487179487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float" office:value="21700" calcext:value-type="float">
            <text:p>21700</text:p>
          </table:table-cell>
          <table:table-cell office:value-type="float" office:value="4650" calcext:value-type="float">
            <text:p>4650</text:p>
          </table:table-cell>
          <table:table-cell office:value-type="float" office:value="9.6" calcext:value-type="float">
            <text:p>9.6</text:p>
          </table:table-cell>
          <table:table-cell office:value-type="float" office:value="53.9" calcext:value-type="float">
            <text:p>53.9</text:p>
          </table:table-cell>
          <table:table-cell office:value-type="float" office:value="0.2232" calcext:value-type="float">
            <text:p>0.2232</text:p>
          </table:table-cell>
          <table:table-cell office:value-type="string" calcext:value-type="string">
            <text:p>_LIFEPO4</text:p>
          </table:table-cell>
          <table:table-cell office:value-type="string" calcext:value-type="string">
            <text:p>€3.8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29.988052568698" calcext:value-type="float">
            <text:p>229.988052568698</text:p>
          </table:table-cell>
          <table:table-cell office:value-type="string" calcext:value-type="string">
            <text:p>Buy 390 times for</text:p>
          </table:table-cell>
          <table:table-cell office:value-type="string" calcext:value-type="string">
            <text:p>€3.15</text:p>
          </table:table-cell>
          <table:table-cell office:value-type="float" office:value="188.172043010753" calcext:value-type="float">
            <text:p>188.172043010753</text:p>
          </table:table-cell>
        </table:table-row>
        <table:table-row table:style-name="ro1">
          <table:table-cell office:value-type="string" calcext:value-type="string">
            <text:p>BAK</text:p>
          </table:table-cell>
          <table:table-cell office:value-type="string" calcext:value-type="string">
            <text:p>N18650CL-29</text:p>
          </table:table-cell>
          <table:table-cell table:number-columns-repeated="2" office:value-type="float" office:value="2800" calcext:value-type="float">
            <text:p>2800</text:p>
          </table:table-cell>
          <table:table-cell office:value-type="float" office:value="37.1" calcext:value-type="float">
            <text:p>37.1</text:p>
          </table:table-cell>
          <table:table-cell office:value-type="float" office:value="0.134399999999999" calcext:value-type="float">
            <text:p>0.13439999999999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6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62.896825396826" calcext:value-type="float">
            <text:p>262.896825396826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€1.92</text:p>
          </table:table-cell>
          <table:table-cell office:value-type="float" office:value="190.476190476191" calcext:value-type="float">
            <text:p>190.476190476191</text:p>
          </table:table-cell>
        </table:table-row>
        <table:table-row table:style-name="ro1">
          <table:table-cell office:value-type="string" calcext:value-type="string">
            <text:p>Sanyo</text:p>
          </table:table-cell>
          <table:table-cell office:value-type="string" calcext:value-type="string">
            <text:p>UR18650ZM2</text:p>
          </table:table-cell>
          <table:table-cell table:number-columns-repeated="2" office:value-type="float" office:value="2420" calcext:value-type="float">
            <text:p>2420</text:p>
          </table:table-cell>
          <table:table-cell office:value-type="float" office:value="30.1" calcext:value-type="float">
            <text:p>30.1</text:p>
          </table:table-cell>
          <table:table-cell office:value-type="float" office:value="0.11616" calcext:value-type="float">
            <text:p>0.1161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1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46.786042240588" calcext:value-type="float">
            <text:p>246.786042240588</text:p>
          </table:table-cell>
          <table:table-cell office:value-type="string" calcext:value-type="string">
            <text:p>Buy 540 times for</text:p>
          </table:table-cell>
          <table:table-cell office:value-type="string" calcext:value-type="string">
            <text:p>€1.67</text:p>
          </table:table-cell>
          <table:table-cell office:value-type="float" office:value="191.689623507805" calcext:value-type="float">
            <text:p>191.689623507805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INR18650-33V</text:p>
          </table:table-cell>
          <table:table-cell table:number-columns-repeated="2" office:value-type="float" office:value="3100" calcext:value-type="float">
            <text:p>3100</text:p>
          </table:table-cell>
          <table:table-cell office:value-type="float" office:value="38.5" calcext:value-type="float">
            <text:p>38.5</text:p>
          </table:table-cell>
          <table:table-cell office:value-type="float" office:value="0.1488" calcext:value-type="float">
            <text:p>0.1488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46.415770609319" calcext:value-type="float">
            <text:p>246.415770609319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2.14</text:p>
          </table:table-cell>
          <table:table-cell office:value-type="float" office:value="191.756272401434" calcext:value-type="float">
            <text:p>191.756272401434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LF50K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float" office:value="509.25" calcext:value-type="float">
            <text:p>509.25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33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212.1875" calcext:value-type="float">
            <text:p>212.1875</text:p>
          </table:table-cell>
          <table:table-cell/>
          <table:table-cell office:value-type="string" calcext:value-type="string">
            <text:p>€31.10</text:p>
          </table:table-cell>
          <table:table-cell office:value-type="float" office:value="194.375" calcext:value-type="float">
            <text:p>194.375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35E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float" office:value="41.3" calcext:value-type="float">
            <text:p>41.3</text:p>
          </table:table-cell>
          <table:table-cell office:value-type="float" office:value="0.1608" calcext:value-type="float">
            <text:p>0.1608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44.610281923715" calcext:value-type="float">
            <text:p>244.610281923715</text:p>
          </table:table-cell>
          <table:table-cell office:value-type="string" calcext:value-type="string">
            <text:p>Buy 400 times for</text:p>
          </table:table-cell>
          <table:table-cell office:value-type="string" calcext:value-type="string">
            <text:p>€2.35</text:p>
          </table:table-cell>
          <table:table-cell office:value-type="float" office:value="194.85903814262" calcext:value-type="float">
            <text:p>194.85903814262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29E</text:p>
          </table:table-cell>
          <table:table-cell table:number-columns-repeated="2" office:value-type="float" office:value="2750" calcext:value-type="float">
            <text:p>2750</text:p>
          </table:table-cell>
          <table:table-cell office:value-type="float" office:value="31.5" calcext:value-type="float">
            <text:p>31.5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27.272727272727" calcext:value-type="float">
            <text:p>227.272727272727</text:p>
          </table:table-cell>
          <table:table-cell/>
          <table:table-cell office:value-type="string" calcext:value-type="string">
            <text:p>€1.95</text:p>
          </table:table-cell>
          <table:table-cell office:value-type="float" office:value="196.969696969697" calcext:value-type="float">
            <text:p>196.969696969697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21700-50E</text:p>
          </table:table-cell>
          <table:table-cell table:number-columns-repeated="2" office:value-type="float" office:value="4850" calcext:value-type="float">
            <text:p>4850</text:p>
          </table:table-cell>
          <table:table-cell office:value-type="float" office:value="48.3" calcext:value-type="float">
            <text:p>48.3</text:p>
          </table:table-cell>
          <table:table-cell office:value-type="float" office:value="0.232799999999999" calcext:value-type="float">
            <text:p>0.23279999999999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197.594501718213" calcext:value-type="float">
            <text:p>197.594501718213</text:p>
          </table:table-cell>
          <table:table-cell/>
          <table:table-cell office:value-type="string" calcext:value-type="string">
            <text:p>€3.45</text:p>
          </table:table-cell>
          <table:table-cell office:value-type="float" office:value="197.594501718213" calcext:value-type="float">
            <text:p>197.594501718213</text:p>
          </table:table-cell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INR21700-M58T</text:p>
          </table:table-cell>
          <table:table-cell table:number-columns-repeated="2" office:value-type="float" office:value="5520" calcext:value-type="float">
            <text:p>5520</text:p>
          </table:table-cell>
          <table:table-cell office:value-type="float" office:value="65.1" calcext:value-type="float">
            <text:p>65.1</text:p>
          </table:table-cell>
          <table:table-cell office:value-type="float" office:value="0.26496" calcext:value-type="float">
            <text:p>0.2649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6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33.997584541063" calcext:value-type="float">
            <text:p>233.997584541063</text:p>
          </table:table-cell>
          <table:table-cell/>
          <table:table-cell office:value-type="string" calcext:value-type="string">
            <text:p>€3.95</text:p>
          </table:table-cell>
          <table:table-cell office:value-type="float" office:value="198.772141706924" calcext:value-type="float">
            <text:p>198.772141706924</text:p>
          </table:table-cell>
        </table:table-row>
        <table:table-row table:style-name="ro1">
          <table:table-cell office:value-type="string" calcext:value-type="string">
            <text:p>Lishen</text:p>
          </table:table-cell>
          <table:table-cell office:value-type="string" calcext:value-type="string">
            <text:p>LR1865LA</text:p>
          </table:table-cell>
          <table:table-cell table:number-columns-repeated="2" office:value-type="float" office:value="1900" calcext:value-type="float">
            <text:p>1900</text:p>
          </table:table-cell>
          <table:table-cell office:value-type="float" office:value="23.1" calcext:value-type="float">
            <text:p>23.1</text:p>
          </table:table-cell>
          <table:table-cell office:value-type="float" office:value="0.091199999999999" calcext:value-type="float">
            <text:p>0.09119999999999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.6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41.228070175439" calcext:value-type="float">
            <text:p>241.228070175439</text:p>
          </table:table-cell>
          <table:table-cell/>
          <table:table-cell office:value-type="string" calcext:value-type="string">
            <text:p>€1.39</text:p>
          </table:table-cell>
          <table:table-cell office:value-type="float" office:value="203.216374269006" calcext:value-type="float">
            <text:p>203.216374269006</text:p>
          </table:table-cell>
        </table:table-row>
        <table:table-row table:style-name="ro1">
          <table:table-cell office:value-type="string" calcext:value-type="string">
            <text:p>JGNE</text:p>
          </table:table-cell>
          <table:table-cell office:value-type="string" calcext:value-type="string">
            <text:p>JGCFR26650-4000mAh-3.2V</text:p>
          </table:table-cell>
          <table:table-cell table:number-columns-repeated="2" office:value-type="float" office:value="3950" calcext:value-type="float">
            <text:p>3950</text:p>
          </table:table-cell>
          <table:table-cell office:value-type="float" office:value="47.25" calcext:value-type="float">
            <text:p>47.25</text:p>
          </table:table-cell>
          <table:table-cell office:value-type="float" office:value="0.1896" calcext:value-type="float">
            <text:p>0.189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1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249.208860759494" calcext:value-type="float">
            <text:p>249.208860759494</text:p>
          </table:table-cell>
          <table:table-cell office:value-type="string" calcext:value-type="string">
            <text:p>Buy 400 times for</text:p>
          </table:table-cell>
          <table:table-cell office:value-type="string" calcext:value-type="string">
            <text:p>€2.65</text:p>
          </table:table-cell>
          <table:table-cell office:value-type="float" office:value="209.651898734177" calcext:value-type="float">
            <text:p>209.651898734177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INR18650-25P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32.06" calcext:value-type="float">
            <text:p>32.06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2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54.444444444444" calcext:value-type="float">
            <text:p>254.444444444444</text:p>
          </table:table-cell>
          <table:table-cell/>
          <table:table-cell office:value-type="string" calcext:value-type="string">
            <text:p>€1.8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INR18650-35V</text:p>
          </table:table-cell>
          <table:table-cell table:number-columns-repeated="2" office:value-type="float" office:value="3400" calcext:value-type="float">
            <text:p>3400</text:p>
          </table:table-cell>
          <table:table-cell office:value-type="float" office:value="48.3" calcext:value-type="float">
            <text:p>48.3</text:p>
          </table:table-cell>
          <table:table-cell office:value-type="float" office:value="0.163199999999999" calcext:value-type="float">
            <text:p>0.16319999999999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81.862745098039" calcext:value-type="float">
            <text:p>281.862745098039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2.60</text:p>
          </table:table-cell>
          <table:table-cell office:value-type="float" office:value="212.418300653595" calcext:value-type="float">
            <text:p>212.418300653595</text:p>
          </table:table-cell>
        </table:table-row>
        <table:table-row table:style-name="ro1">
          <table:table-cell office:value-type="string" calcext:value-type="string">
            <text:p>JGNE</text:p>
          </table:table-cell>
          <table:table-cell office:value-type="float" office:value="26650" calcext:value-type="float">
            <text:p>26650</text:p>
          </table:table-cell>
          <table:table-cell office:value-type="float" office:value="3750" calcext:value-type="float">
            <text:p>3750</text:p>
          </table:table-cell>
          <table:table-cell office:value-type="float" office:value="11.4" calcext:value-type="float">
            <text:p>11.4</text:p>
          </table:table-cell>
          <table:table-cell office:value-type="float" office:value="44.85" calcext:value-type="float">
            <text:p>44.8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2.9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249.166666666667" calcext:value-type="float">
            <text:p>249.166666666667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2.55</text:p>
          </table:table-cell>
          <table:table-cell office:value-type="float" office:value="212.5" calcext:value-type="float">
            <text:p>212.5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20R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24.5" calcext:value-type="float">
            <text:p>24.5</text:p>
          </table:table-cell>
          <table:table-cell office:value-type="float" office:value="0.093599999999999" calcext:value-type="float">
            <text:p>0.09359999999999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49.287749287749" calcext:value-type="float">
            <text:p>249.287749287749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1.50</text:p>
          </table:table-cell>
          <table:table-cell office:value-type="float" office:value="213.675213675214" calcext:value-type="float">
            <text:p>213.675213675214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C40</text:p>
          </table:table-cell>
          <table:table-cell office:value-type="float" office:value="20000" calcext:value-type="float">
            <text:p>20000</text:p>
          </table:table-cell>
          <table:table-cell office:value-type="float" office:value="140" calcext:value-type="float">
            <text:p>140</text:p>
          </table:table-cell>
          <table:table-cell office:value-type="float" office:value="209.25" calcext:value-type="float">
            <text:p>209.25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13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217.96875" calcext:value-type="float">
            <text:p>217.96875</text:p>
          </table:table-cell>
          <table:table-cell/>
          <table:table-cell office:value-type="string" calcext:value-type="string">
            <text:p>€13.95</text:p>
          </table:table-cell>
          <table:table-cell office:value-type="float" office:value="217.96875" calcext:value-type="float">
            <text:p>217.96875</text:p>
          </table:table-cell>
        </table:table-row>
        <table:table-row table:style-name="ro1">
          <table:table-cell office:value-type="string" calcext:value-type="string">
            <text:p>Tenpower</text:p>
          </table:table-cell>
          <table:table-cell office:value-type="string" calcext:value-type="string">
            <text:p>ICR18650-20SG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27.86" calcext:value-type="float">
            <text:p>27.86</text:p>
          </table:table-cell>
          <table:table-cell office:value-type="float" office:value="0.093599999999999" calcext:value-type="float">
            <text:p>0.09359999999999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.9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83.475783475783" calcext:value-type="float">
            <text:p>283.475783475783</text:p>
          </table:table-cell>
          <table:table-cell office:value-type="string" calcext:value-type="string">
            <text:p>Buy 400 times for</text:p>
          </table:table-cell>
          <table:table-cell office:value-type="string" calcext:value-type="string">
            <text:p>€1.54</text:p>
          </table:table-cell>
          <table:table-cell office:value-type="float" office:value="219.373219373219" calcext:value-type="float">
            <text:p>219.373219373219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32E</text:p>
          </table:table-cell>
          <table:table-cell table:number-columns-repeated="2" office:value-type="float" office:value="3100" calcext:value-type="float">
            <text:p>3100</text:p>
          </table:table-cell>
          <table:table-cell office:value-type="float" office:value="34.3" calcext:value-type="float">
            <text:p>34.3</text:p>
          </table:table-cell>
          <table:table-cell office:value-type="float" office:value="0.1488" calcext:value-type="float">
            <text:p>0.1488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19.534050179211" calcext:value-type="float">
            <text:p>219.534050179211</text:p>
          </table:table-cell>
          <table:table-cell/>
          <table:table-cell office:value-type="string" calcext:value-type="string">
            <text:p>€2.45</text:p>
          </table:table-cell>
          <table:table-cell office:value-type="float" office:value="219.534050179211" calcext:value-type="float">
            <text:p>219.534050179211</text:p>
          </table:table-cell>
        </table:table-row>
        <table:table-row table:style-name="ro1">
          <table:table-cell office:value-type="string" calcext:value-type="string">
            <text:p>BAK</text:p>
          </table:table-cell>
          <table:table-cell office:value-type="string" calcext:value-type="string">
            <text:p>N18650CP</text:p>
          </table:table-cell>
          <table:table-cell table:number-columns-repeated="2" office:value-type="float" office:value="3250" calcext:value-type="float">
            <text:p>3250</text:p>
          </table:table-cell>
          <table:table-cell office:value-type="float" office:value="41.86" calcext:value-type="float">
            <text:p>41.86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9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55.555555555556" calcext:value-type="float">
            <text:p>255.555555555556</text:p>
          </table:table-cell>
          <table:table-cell/>
          <table:table-cell office:value-type="string" calcext:value-type="string">
            <text:p>€2.58</text:p>
          </table:table-cell>
          <table:table-cell office:value-type="float" office:value="220.512820512821" calcext:value-type="float">
            <text:p>220.512820512821</text:p>
          </table:table-cell>
        </table:table-row>
        <table:table-row table:style-name="ro1">
          <table:table-cell office:value-type="string" calcext:value-type="string">
            <text:p>DMEGC</text:p>
          </table:table-cell>
          <table:table-cell office:value-type="float" office:value="18650" calcext:value-type="float">
            <text:p>18650</text:p>
          </table:table-cell>
          <table:table-cell office:value-type="float" office:value="2750" calcext:value-type="float">
            <text:p>2750</text:p>
          </table:table-cell>
          <table:table-cell office:value-type="float" office:value="4.8" calcext:value-type="float">
            <text:p>4.8</text:p>
          </table:table-cell>
          <table:table-cell office:value-type="float" office:value="32.9" calcext:value-type="float">
            <text:p>32.9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_LIFEPO4</text:p>
          </table:table-cell>
          <table:table-cell office:value-type="string" calcext:value-type="string">
            <text:p>€2.3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37.373737373737" calcext:value-type="float">
            <text:p>237.373737373737</text:p>
          </table:table-cell>
          <table:table-cell/>
          <table:table-cell office:value-type="string" calcext:value-type="string">
            <text:p>€2.20</text:p>
          </table:table-cell>
          <table:table-cell office:value-type="float" office:value="222.222222222222" calcext:value-type="float">
            <text:p>222.222222222222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LF32K</text:p>
          </table:table-cell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374.85" calcext:value-type="float">
            <text:p>374.85</text:p>
          </table:table-cell>
          <table:table-cell office:value-type="float" office:value="1.536" calcext:value-type="float">
            <text:p>1.536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24.9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8 november 2023 (in 26 days)</text:p>
          </table:table-cell>
          <table:table-cell office:value-type="float" office:value="244.04296875" calcext:value-type="float">
            <text:p>244.04296875</text:p>
          </table:table-cell>
          <table:table-cell office:value-type="string" calcext:value-type="string">
            <text:p>Buy 32 times for</text:p>
          </table:table-cell>
          <table:table-cell office:value-type="string" calcext:value-type="string">
            <text:p>€22.90</text:p>
          </table:table-cell>
          <table:table-cell office:value-type="float" office:value="223.6328125" calcext:value-type="float">
            <text:p>223.6328125</text:p>
          </table:table-cell>
        </table:table-row>
        <table:table-row table:style-name="ro1">
          <table:table-cell office:value-type="string" calcext:value-type="string">
            <text:p>Molicel</text:p>
          </table:table-cell>
          <table:table-cell office:value-type="string" calcext:value-type="string">
            <text:p>INR-18650-M35A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float" office:value="48.3" calcext:value-type="float">
            <text:p>48.3</text:p>
          </table:table-cell>
          <table:table-cell office:value-type="float" office:value="0.1608" calcext:value-type="float">
            <text:p>0.1608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86.069651741294" calcext:value-type="float">
            <text:p>286.069651741294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2.70</text:p>
          </table:table-cell>
          <table:table-cell office:value-type="float" office:value="223.880597014925" calcext:value-type="float">
            <text:p>223.880597014925</text:p>
          </table:table-cell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INR18650MH1</text:p>
          </table:table-cell>
          <table:table-cell table:number-columns-repeated="2" office:value-type="float" office:value="3100" calcext:value-type="float">
            <text:p>3100</text:p>
          </table:table-cell>
          <table:table-cell office:value-type="float" office:value="45.5" calcext:value-type="float">
            <text:p>45.5</text:p>
          </table:table-cell>
          <table:table-cell office:value-type="float" office:value="0.1488" calcext:value-type="float">
            <text:p>0.1488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91.218637992832" calcext:value-type="float">
            <text:p>291.218637992832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2.55</text:p>
          </table:table-cell>
          <table:table-cell office:value-type="float" office:value="228.494623655914" calcext:value-type="float">
            <text:p>228.494623655914</text:p>
          </table:table-cell>
        </table:table-row>
        <table:table-row table:style-name="ro1">
          <table:table-cell office:value-type="string" calcext:value-type="string">
            <text:p>BAK</text:p>
          </table:table-cell>
          <table:table-cell office:value-type="string" calcext:value-type="string">
            <text:p>N18650CP</text:p>
          </table:table-cell>
          <table:table-cell table:number-columns-repeated="2" office:value-type="float" office:value="3250" calcext:value-type="float">
            <text:p>3250</text:p>
          </table:table-cell>
          <table:table-cell office:value-type="float" office:value="45.5" calcext:value-type="float">
            <text:p>45.5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77.777777777778" calcext:value-type="float">
            <text:p>277.777777777778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€2.69</text:p>
          </table:table-cell>
          <table:table-cell office:value-type="float" office:value="229.91452991453" calcext:value-type="float">
            <text:p>229.91452991453</text:p>
          </table:table-cell>
        </table:table-row>
        <table:table-row table:style-name="ro1">
          <table:table-cell office:value-type="string" calcext:value-type="string">
            <text:p>JGNE</text:p>
          </table:table-cell>
          <table:table-cell office:value-type="string" calcext:value-type="string">
            <text:p>MH48108</text:p>
          </table:table-cell>
          <table:table-cell table:number-columns-repeated="2" office:value-type="float" office:value="1700" calcext:value-type="float">
            <text:p>1700</text:p>
          </table:table-cell>
          <table:table-cell office:value-type="float" office:value="25.35" calcext:value-type="float">
            <text:p>25.35</text:p>
          </table:table-cell>
          <table:table-cell office:value-type="float" office:value="0.081599999999999" calcext:value-type="float">
            <text:p>0.08159999999999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.6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310.661764705882" calcext:value-type="float">
            <text:p>310.661764705882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1.26</text:p>
          </table:table-cell>
          <table:table-cell office:value-type="float" office:value="231.617647058824" calcext:value-type="float">
            <text:p>231.617647058824</text:p>
          </table:table-cell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LGDBHE21865</text:p>
          </table:table-cell>
          <table:table-cell table:number-columns-repeated="2" office:value-type="float" office:value="2450" calcext:value-type="float">
            <text:p>2450</text:p>
          </table:table-cell>
          <table:table-cell office:value-type="float" office:value="36.26" calcext:value-type="float">
            <text:p>36.26</text:p>
          </table:table-cell>
          <table:table-cell office:value-type="float" office:value="0.1176" calcext:value-type="float">
            <text:p>0.117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5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93.650793650794" calcext:value-type="float">
            <text:p>293.650793650794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2.07</text:p>
          </table:table-cell>
          <table:table-cell office:value-type="float" office:value="234.69387755102" calcext:value-type="float">
            <text:p>234.69387755102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LF50K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float" office:value="569.85" calcext:value-type="float">
            <text:p>569.85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37.9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237.4375" calcext:value-type="float">
            <text:p>237.4375</text:p>
          </table:table-cell>
          <table:table-cell/>
          <table:table-cell office:value-type="string" calcext:value-type="string">
            <text:p>€37.99</text:p>
          </table:table-cell>
          <table:table-cell office:value-type="float" office:value="237.4375" calcext:value-type="float">
            <text:p>237.4375</text:p>
          </table:table-cell>
        </table:table-row>
        <table:table-row table:style-name="ro1">
          <table:table-cell office:value-type="string" calcext:value-type="string">
            <text:p>JGNE</text:p>
          </table:table-cell>
          <table:table-cell office:value-type="string" calcext:value-type="string">
            <text:p>MH48108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float" office:value="22.35" calcext:value-type="float">
            <text:p>22.35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.4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310.416666666667" calcext:value-type="float">
            <text:p>310.416666666667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1.14</text:p>
          </table:table-cell>
          <table:table-cell office:value-type="float" office:value="237.5" calcext:value-type="float">
            <text:p>237.5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33G</text:p>
          </table:table-cell>
          <table:table-cell office:value-type="float" office:value="3000" calcext:value-type="float">
            <text:p>3000</text:p>
          </table:table-cell>
          <table:table-cell office:value-type="float" office:value="6.5" calcext:value-type="float">
            <text:p>6.5</text:p>
          </table:table-cell>
          <table:table-cell office:value-type="float" office:value="39.9" calcext:value-type="float">
            <text:p>39.9</text:p>
          </table:table-cell>
          <table:table-cell office:value-type="float" office:value="0.144" calcext:value-type="float">
            <text:p>0.144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8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63.888888888889" calcext:value-type="float">
            <text:p>263.888888888889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2.58</text:p>
          </table:table-cell>
          <table:table-cell office:value-type="float" office:value="238.888888888889" calcext:value-type="float">
            <text:p>238.888888888889</text:p>
          </table:table-cell>
        </table:table-row>
        <table:table-row table:style-name="ro1">
          <table:table-cell office:value-type="string" calcext:value-type="string">
            <text:p>JGNE</text:p>
          </table:table-cell>
          <table:table-cell office:value-type="string" calcext:value-type="string">
            <text:p>HTCFR26650</text:p>
          </table:table-cell>
          <table:table-cell table:number-columns-repeated="2" office:value-type="float" office:value="3550" calcext:value-type="float">
            <text:p>3550</text:p>
          </table:table-cell>
          <table:table-cell office:value-type="float" office:value="56.85" calcext:value-type="float">
            <text:p>56.85</text:p>
          </table:table-cell>
          <table:table-cell office:value-type="float" office:value="0.170399999999999" calcext:value-type="float">
            <text:p>0.17039999999999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7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333.62676056338" calcext:value-type="float">
            <text:p>333.62676056338</text:p>
          </table:table-cell>
          <table:table-cell office:value-type="string" calcext:value-type="string">
            <text:p>Buy 400 times for</text:p>
          </table:table-cell>
          <table:table-cell office:value-type="string" calcext:value-type="string">
            <text:p>€2.80</text:p>
          </table:table-cell>
          <table:table-cell office:value-type="float" office:value="246.478873239437" calcext:value-type="float">
            <text:p>246.478873239437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20R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24.5" calcext:value-type="float">
            <text:p>24.5</text:p>
          </table:table-cell>
          <table:table-cell office:value-type="float" office:value="0.093599999999999" calcext:value-type="float">
            <text:p>0.09359999999999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49.287749287749" calcext:value-type="float">
            <text:p>249.287749287749</text:p>
          </table:table-cell>
          <table:table-cell/>
          <table:table-cell office:value-type="string" calcext:value-type="string">
            <text:p>€1.75</text:p>
          </table:table-cell>
          <table:table-cell office:value-type="float" office:value="249.287749287749" calcext:value-type="float">
            <text:p>249.287749287749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30Q</text:p>
          </table:table-cell>
          <table:table-cell table:number-columns-repeated="2" office:value-type="float" office:value="2950" calcext:value-type="float">
            <text:p>2950</text:p>
          </table:table-cell>
          <table:table-cell office:value-type="float" office:value="41.86" calcext:value-type="float">
            <text:p>41.86</text:p>
          </table:table-cell>
          <table:table-cell office:value-type="float" office:value="0.1416" calcext:value-type="float">
            <text:p>0.141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9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81.544256120527" calcext:value-type="float">
            <text:p>281.544256120527</text:p>
          </table:table-cell>
          <table:table-cell office:value-type="string" calcext:value-type="string">
            <text:p>Buy 100 times for</text:p>
          </table:table-cell>
          <table:table-cell office:value-type="string" calcext:value-type="string">
            <text:p>€2.65</text:p>
          </table:table-cell>
          <table:table-cell office:value-type="float" office:value="249.529190207156" calcext:value-type="float">
            <text:p>249.529190207156</text:p>
          </table:table-cell>
        </table:table-row>
        <table:table-row table:style-name="ro1">
          <table:table-cell office:value-type="string" calcext:value-type="string">
            <text:p>Sinowatt</text:p>
          </table:table-cell>
          <table:table-cell office:value-type="string" calcext:value-type="string">
            <text:p>SW18650-30SP</text:p>
          </table:table-cell>
          <table:table-cell table:number-columns-repeated="2" office:value-type="float" office:value="2900" calcext:value-type="float">
            <text:p>2900</text:p>
          </table:table-cell>
          <table:table-cell office:value-type="float" office:value="45.5" calcext:value-type="float">
            <text:p>45.5</text:p>
          </table:table-cell>
          <table:table-cell office:value-type="float" office:value="0.1392" calcext:value-type="float">
            <text:p>0.139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311.302681992337" calcext:value-type="float">
            <text:p>311.302681992337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2.65</text:p>
          </table:table-cell>
          <table:table-cell office:value-type="float" office:value="253.831417624521" calcext:value-type="float">
            <text:p>253.831417624521</text:p>
          </table:table-cell>
        </table:table-row>
        <table:table-row table:style-name="ro1">
          <table:table-cell office:value-type="string" calcext:value-type="string">
            <text:p>Sanyo</text:p>
          </table:table-cell>
          <table:table-cell office:value-type="float" office:value="20700" calcext:value-type="float">
            <text:p>20700</text:p>
          </table:table-cell>
          <table:table-cell office:value-type="float" office:value="3500" calcext:value-type="float">
            <text:p>3500</text:p>
          </table:table-cell>
          <table:table-cell office:value-type="float" office:value="30" calcext:value-type="float">
            <text:p>30</text:p>
          </table:table-cell>
          <table:table-cell office:value-type="float" office:value="49.7" calcext:value-type="float">
            <text:p>49.7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_LIFEPO4</text:p>
          </table:table-cell>
          <table:table-cell office:value-type="string" calcext:value-type="string">
            <text:p>€3.5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81.746031746032" calcext:value-type="float">
            <text:p>281.746031746032</text:p>
          </table:table-cell>
          <table:table-cell/>
          <table:table-cell office:value-type="string" calcext:value-type="string">
            <text:p>€3.25</text:p>
          </table:table-cell>
          <table:table-cell office:value-type="float" office:value="257.936507936508" calcext:value-type="float">
            <text:p>257.936507936508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32E</text:p>
          </table:table-cell>
          <table:table-cell table:number-columns-repeated="2" office:value-type="float" office:value="3100" calcext:value-type="float">
            <text:p>3100</text:p>
          </table:table-cell>
          <table:table-cell office:value-type="float" office:value="53.9" calcext:value-type="float">
            <text:p>53.9</text:p>
          </table:table-cell>
          <table:table-cell office:value-type="float" office:value="0.1488" calcext:value-type="float">
            <text:p>0.1488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8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344.982078853047" calcext:value-type="float">
            <text:p>344.982078853047</text:p>
          </table:table-cell>
          <table:table-cell office:value-type="string" calcext:value-type="string">
            <text:p>Buy 400 times for</text:p>
          </table:table-cell>
          <table:table-cell office:value-type="string" calcext:value-type="string">
            <text:p>€2.90</text:p>
          </table:table-cell>
          <table:table-cell office:value-type="float" office:value="259.856630824373" calcext:value-type="float">
            <text:p>259.856630824373</text:p>
          </table:table-cell>
        </table:table-row>
        <table:table-row table:style-name="ro1">
          <table:table-cell office:value-type="string" calcext:value-type="string">
            <text:p>Sanyo</text:p>
          </table:table-cell>
          <table:table-cell office:value-type="string" calcext:value-type="string">
            <text:p>NCR20700</text:p>
          </table:table-cell>
          <table:table-cell table:number-columns-repeated="2" office:value-type="float" office:value="3150" calcext:value-type="float">
            <text:p>3150</text:p>
          </table:table-cell>
          <table:table-cell office:value-type="float" office:value="41.3" calcext:value-type="float">
            <text:p>41.3</text:p>
          </table:table-cell>
          <table:table-cell office:value-type="float" office:value="0.1512" calcext:value-type="float">
            <text:p>0.15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60.141093474427" calcext:value-type="float">
            <text:p>260.141093474427</text:p>
          </table:table-cell>
          <table:table-cell/>
          <table:table-cell office:value-type="string" calcext:value-type="string">
            <text:p>€2.95</text:p>
          </table:table-cell>
          <table:table-cell office:value-type="float" office:value="260.141093474427" calcext:value-type="float">
            <text:p>260.141093474427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35E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float" office:value="55.3" calcext:value-type="float">
            <text:p>55.3</text:p>
          </table:table-cell>
          <table:table-cell office:value-type="float" office:value="0.1608" calcext:value-type="float">
            <text:p>0.1608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27.529021558872" calcext:value-type="float">
            <text:p>327.529021558872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3.15</text:p>
          </table:table-cell>
          <table:table-cell office:value-type="float" office:value="261.194029850746" calcext:value-type="float">
            <text:p>261.194029850746</text:p>
          </table:table-cell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NCR18650BD</text:p>
          </table:table-cell>
          <table:table-cell table:number-columns-repeated="2" office:value-type="float" office:value="3030" calcext:value-type="float">
            <text:p>3030</text:p>
          </table:table-cell>
          <table:table-cell office:value-type="float" office:value="49.7" calcext:value-type="float">
            <text:p>49.7</text:p>
          </table:table-cell>
          <table:table-cell office:value-type="float" office:value="0.145439999999999" calcext:value-type="float">
            <text:p>0.14543999999999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5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25.449211587825" calcext:value-type="float">
            <text:p>325.449211587825</text:p>
          </table:table-cell>
          <table:table-cell office:value-type="string" calcext:value-type="string">
            <text:p>Buy 540 times for</text:p>
          </table:table-cell>
          <table:table-cell office:value-type="string" calcext:value-type="string">
            <text:p>€2.85</text:p>
          </table:table-cell>
          <table:table-cell office:value-type="float" office:value="261.276127612761" calcext:value-type="float">
            <text:p>261.276127612761</text:p>
          </table:table-cell>
        </table:table-row>
        <table:table-row table:style-name="ro1">
          <table:table-cell office:value-type="string" calcext:value-type="string">
            <text:p>Tenpower</text:p>
          </table:table-cell>
          <table:table-cell office:value-type="string" calcext:value-type="string">
            <text:p>INR18650-25PG</text:p>
          </table:table-cell>
          <table:table-cell table:number-columns-repeated="2" office:value-type="float" office:value="2450" calcext:value-type="float">
            <text:p>2450</text:p>
          </table:table-cell>
          <table:table-cell office:value-type="float" office:value="39.9" calcext:value-type="float">
            <text:p>39.9</text:p>
          </table:table-cell>
          <table:table-cell office:value-type="float" office:value="0.1176" calcext:value-type="float">
            <text:p>0.117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8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23.12925170068" calcext:value-type="float">
            <text:p>323.12925170068</text:p>
          </table:table-cell>
          <table:table-cell office:value-type="string" calcext:value-type="string">
            <text:p>Buy 400 times for</text:p>
          </table:table-cell>
          <table:table-cell office:value-type="string" calcext:value-type="string">
            <text:p>€2.31</text:p>
          </table:table-cell>
          <table:table-cell office:value-type="float" office:value="261.904761904762" calcext:value-type="float">
            <text:p>261.904761904762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CR18650-26J</text:p>
          </table:table-cell>
          <table:table-cell table:number-columns-repeated="2" office:value-type="float" office:value="2550" calcext:value-type="float">
            <text:p>2550</text:p>
          </table:table-cell>
          <table:table-cell office:value-type="float" office:value="39.06" calcext:value-type="float">
            <text:p>39.06</text:p>
          </table:table-cell>
          <table:table-cell office:value-type="float" office:value="0.1224" calcext:value-type="float">
            <text:p>0.1224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7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303.921568627451" calcext:value-type="float">
            <text:p>303.921568627451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€2.41</text:p>
          </table:table-cell>
          <table:table-cell office:value-type="float" office:value="262.527233115468" calcext:value-type="float">
            <text:p>262.527233115468</text:p>
          </table:table-cell>
        </table:table-row>
        <table:table-row table:style-name="ro1">
          <table:table-cell office:value-type="string" calcext:value-type="string">
            <text:p>Sanyo</text:p>
          </table:table-cell>
          <table:table-cell office:value-type="string" calcext:value-type="string">
            <text:p>NCR18650GA</text:p>
          </table:table-cell>
          <table:table-cell table:number-columns-repeated="2" office:value-type="float" office:value="3300" calcext:value-type="float">
            <text:p>3300</text:p>
          </table:table-cell>
          <table:table-cell office:value-type="float" office:value="60.9" calcext:value-type="float">
            <text:p>60.9</text:p>
          </table:table-cell>
          <table:table-cell office:value-type="float" office:value="0.158399999999999" calcext:value-type="float">
            <text:p>0.15839999999999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3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66.161616161616" calcext:value-type="float">
            <text:p>366.161616161616</text:p>
          </table:table-cell>
          <table:table-cell/>
          <table:table-cell office:value-type="string" calcext:value-type="string">
            <text:p>€3.15</text:p>
          </table:table-cell>
          <table:table-cell office:value-type="float" office:value="265.151515151515" calcext:value-type="float">
            <text:p>265.151515151515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30Q</text:p>
          </table:table-cell>
          <table:table-cell table:number-columns-repeated="2" office:value-type="float" office:value="2950" calcext:value-type="float">
            <text:p>2950</text:p>
          </table:table-cell>
          <table:table-cell office:value-type="float" office:value="39.9" calcext:value-type="float">
            <text:p>39.9</text:p>
          </table:table-cell>
          <table:table-cell office:value-type="float" office:value="0.1416" calcext:value-type="float">
            <text:p>0.141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8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68.361581920904" calcext:value-type="float">
            <text:p>268.361581920904</text:p>
          </table:table-cell>
          <table:table-cell/>
          <table:table-cell office:value-type="string" calcext:value-type="string">
            <text:p>€2.85</text:p>
          </table:table-cell>
          <table:table-cell office:value-type="float" office:value="268.361581920904" calcext:value-type="float">
            <text:p>268.361581920904</text:p>
          </table:table-cell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NCR18650PF</text:p>
          </table:table-cell>
          <table:table-cell table:number-columns-repeated="2" office:value-type="float" office:value="2850" calcext:value-type="float">
            <text:p>2850</text:p>
          </table:table-cell>
          <table:table-cell office:value-type="float" office:value="45.5" calcext:value-type="float">
            <text:p>45.5</text:p>
          </table:table-cell>
          <table:table-cell office:value-type="float" office:value="0.1368" calcext:value-type="float">
            <text:p>0.1368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16.764132553606" calcext:value-type="float">
            <text:p>316.764132553606</text:p>
          </table:table-cell>
          <table:table-cell office:value-type="string" calcext:value-type="string">
            <text:p>Buy 540 times for</text:p>
          </table:table-cell>
          <table:table-cell office:value-type="string" calcext:value-type="string">
            <text:p>€2.79</text:p>
          </table:table-cell>
          <table:table-cell office:value-type="float" office:value="271.929824561404" calcext:value-type="float">
            <text:p>271.929824561404</text:p>
          </table:table-cell>
        </table:table-row>
        <table:table-row table:style-name="ro1">
          <table:table-cell office:value-type="string" calcext:value-type="string">
            <text:p>BAK</text:p>
          </table:table-cell>
          <table:table-cell office:value-type="string" calcext:value-type="string">
            <text:p>N18650CNP</text:p>
          </table:table-cell>
          <table:table-cell table:number-columns-repeated="2" office:value-type="float" office:value="2400" calcext:value-type="float">
            <text:p>2400</text:p>
          </table:table-cell>
          <table:table-cell office:value-type="float" office:value="40.46" calcext:value-type="float">
            <text:p>40.46</text:p>
          </table:table-cell>
          <table:table-cell office:value-type="float" office:value="0.115199999999999" calcext:value-type="float">
            <text:p>0.11519999999999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8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334.490740740741" calcext:value-type="float">
            <text:p>334.490740740741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2.40</text:p>
          </table:table-cell>
          <table:table-cell office:value-type="float" office:value="277.777777777778" calcext:value-type="float">
            <text:p>277.777777777778</text:p>
          </table:table-cell>
        </table:table-row>
        <table:table-row table:style-name="ro1">
          <table:table-cell office:value-type="string" calcext:value-type="string">
            <text:p>Tenpower</text:p>
          </table:table-cell>
          <table:table-cell office:value-type="string" calcext:value-type="string">
            <text:p>ICR1865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27.3" calcext:value-type="float">
            <text:p>27.3</text:p>
          </table:table-cell>
          <table:table-cell office:value-type="float" office:value="0.093599999999999" calcext:value-type="float">
            <text:p>0.09359999999999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77.777777777778" calcext:value-type="float">
            <text:p>277.777777777778</text:p>
          </table:table-cell>
          <table:table-cell/>
          <table:table-cell office:value-type="string" calcext:value-type="string">
            <text:p>€1.95</text:p>
          </table:table-cell>
          <table:table-cell office:value-type="float" office:value="277.777777777778" calcext:value-type="float">
            <text:p>277.777777777778</text:p>
          </table:table-cell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LGDBM361865</text:p>
          </table:table-cell>
          <table:table-cell table:number-columns-repeated="2" office:value-type="float" office:value="3400" calcext:value-type="float">
            <text:p>3400</text:p>
          </table:table-cell>
          <table:table-cell office:value-type="float" office:value="55.86" calcext:value-type="float">
            <text:p>55.86</text:p>
          </table:table-cell>
          <table:table-cell office:value-type="float" office:value="0.163199999999999" calcext:value-type="float">
            <text:p>0.16319999999999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9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25.980392156863" calcext:value-type="float">
            <text:p>325.980392156863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3.45</text:p>
          </table:table-cell>
          <table:table-cell office:value-type="float" office:value="281.862745098039" calcext:value-type="float">
            <text:p>281.862745098039</text:p>
          </table:table-cell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LGGBF1L1865</text:p>
          </table:table-cell>
          <table:table-cell table:number-columns-repeated="2" office:value-type="float" office:value="3250" calcext:value-type="float">
            <text:p>3250</text:p>
          </table:table-cell>
          <table:table-cell office:value-type="float" office:value="52.5" calcext:value-type="float">
            <text:p>52.5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320.512820512821" calcext:value-type="float">
            <text:p>320.512820512821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3.33</text:p>
          </table:table-cell>
          <table:table-cell office:value-type="float" office:value="284.615384615385" calcext:value-type="float">
            <text:p>284.615384615385</text:p>
          </table:table-cell>
        </table:table-row>
        <table:table-row table:style-name="ro1">
          <table:table-cell office:value-type="string" calcext:value-type="string">
            <text:p>Sanyo</text:p>
          </table:table-cell>
          <table:table-cell office:value-type="float" office:value="20700" calcext:value-type="float">
            <text:p>20700</text:p>
          </table:table-cell>
          <table:table-cell office:value-type="float" office:value="3150" calcext:value-type="float">
            <text:p>3150</text:p>
          </table:table-cell>
          <table:table-cell office:value-type="float" office:value="30" calcext:value-type="float">
            <text:p>30</text:p>
          </table:table-cell>
          <table:table-cell office:value-type="float" office:value="45.5" calcext:value-type="float">
            <text:p>45.5</text:p>
          </table:table-cell>
          <table:table-cell office:value-type="float" office:value="0.1512" calcext:value-type="float">
            <text:p>0.1512</text:p>
          </table:table-cell>
          <table:table-cell office:value-type="string" calcext:value-type="string">
            <text:p>_LIFEPO4</text:p>
          </table:table-cell>
          <table:table-cell office:value-type="string" calcext:value-type="string">
            <text:p>€3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86.596119929453" calcext:value-type="float">
            <text:p>286.596119929453</text:p>
          </table:table-cell>
          <table:table-cell/>
          <table:table-cell office:value-type="string" calcext:value-type="string">
            <text:p>€3.25</text:p>
          </table:table-cell>
          <table:table-cell office:value-type="float" office:value="286.596119929453" calcext:value-type="float">
            <text:p>286.596119929453</text:p>
          </table:table-cell>
        </table:table-row>
        <table:table-row table:style-name="ro1">
          <table:table-cell office:value-type="string" calcext:value-type="string">
            <text:p>Sanyo</text:p>
          </table:table-cell>
          <table:table-cell office:value-type="string" calcext:value-type="string">
            <text:p>NCR18650BF</text:p>
          </table:table-cell>
          <table:table-cell table:number-columns-repeated="2" office:value-type="float" office:value="3250" calcext:value-type="float">
            <text:p>3250</text:p>
          </table:table-cell>
          <table:table-cell office:value-type="float" office:value="53.9" calcext:value-type="float">
            <text:p>53.9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8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29.059829059829" calcext:value-type="float">
            <text:p>329.059829059829</text:p>
          </table:table-cell>
          <table:table-cell/>
          <table:table-cell office:value-type="string" calcext:value-type="string">
            <text:p>€3.48</text:p>
          </table:table-cell>
          <table:table-cell office:value-type="float" office:value="297.435897435898" calcext:value-type="float">
            <text:p>297.435897435898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30Q</text:p>
          </table:table-cell>
          <table:table-cell table:number-columns-repeated="2" office:value-type="float" office:value="2950" calcext:value-type="float">
            <text:p>2950</text:p>
          </table:table-cell>
          <table:table-cell office:value-type="float" office:value="53.06" calcext:value-type="float">
            <text:p>53.06</text:p>
          </table:table-cell>
          <table:table-cell office:value-type="float" office:value="0.1416" calcext:value-type="float">
            <text:p>0.141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7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56.873822975518" calcext:value-type="float">
            <text:p>356.873822975518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€3.19</text:p>
          </table:table-cell>
          <table:table-cell office:value-type="float" office:value="300.376647834275" calcext:value-type="float">
            <text:p>300.376647834275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21700-40T</text:p>
          </table:table-cell>
          <table:table-cell table:number-columns-repeated="2" office:value-type="float" office:value="3900" calcext:value-type="float">
            <text:p>3900</text:p>
          </table:table-cell>
          <table:table-cell office:value-type="float" office:value="69.3" calcext:value-type="float">
            <text:p>69.3</text:p>
          </table:table-cell>
          <table:table-cell office:value-type="float" office:value="0.187199999999999" calcext:value-type="float">
            <text:p>0.18719999999999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352.564102564103" calcext:value-type="float">
            <text:p>352.564102564103</text:p>
          </table:table-cell>
          <table:table-cell office:value-type="string" calcext:value-type="string">
            <text:p>Buy 260 times for</text:p>
          </table:table-cell>
          <table:table-cell office:value-type="string" calcext:value-type="string">
            <text:p>€4.25</text:p>
          </table:table-cell>
          <table:table-cell office:value-type="float" office:value="302.706552706553" calcext:value-type="float">
            <text:p>302.706552706553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LF22K</text:p>
          </table:table-cell>
          <table:table-cell office:value-type="float" office:value="22000" calcext:value-type="float">
            <text:p>22000</text:p>
          </table:table-cell>
          <table:table-cell office:value-type="float" office:value="66" calcext:value-type="float">
            <text:p>66</text:p>
          </table:table-cell>
          <table:table-cell office:value-type="float" office:value="329.25" calcext:value-type="float">
            <text:p>329.25</text:p>
          </table:table-cell>
          <table:table-cell office:value-type="float" office:value="1.056" calcext:value-type="float">
            <text:p>1.056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21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311.789772727273" calcext:value-type="float">
            <text:p>311.789772727273</text:p>
          </table:table-cell>
          <table:table-cell/>
          <table:table-cell office:value-type="string" calcext:value-type="string">
            <text:p>€21.95</text:p>
          </table:table-cell>
          <table:table-cell office:value-type="float" office:value="311.789772727273" calcext:value-type="float">
            <text:p>311.789772727273</text:p>
          </table:table-cell>
        </table:table-row>
        <table:table-row table:style-name="ro1">
          <table:table-cell office:value-type="string" calcext:value-type="string">
            <text:p>Sanyo</text:p>
          </table:table-cell>
          <table:table-cell office:value-type="string" calcext:value-type="string">
            <text:p>NCR18650GA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float" office:value="59.5" calcext:value-type="float">
            <text:p>59.5</text:p>
          </table:table-cell>
          <table:table-cell office:value-type="float" office:value="0.1608" calcext:value-type="float">
            <text:p>0.1608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352.40464344942" calcext:value-type="float">
            <text:p>352.40464344942</text:p>
          </table:table-cell>
          <table:table-cell/>
          <table:table-cell office:value-type="string" calcext:value-type="string">
            <text:p>€3.78</text:p>
          </table:table-cell>
          <table:table-cell office:value-type="float" office:value="313.432835820896" calcext:value-type="float">
            <text:p>313.432835820896</text:p>
          </table:table-cell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INR21700-M58T</text:p>
          </table:table-cell>
          <table:table-cell table:number-columns-repeated="2" office:value-type="float" office:value="5520" calcext:value-type="float">
            <text:p>5520</text:p>
          </table:table-cell>
          <table:table-cell office:value-type="float" office:value="98.7" calcext:value-type="float">
            <text:p>98.7</text:p>
          </table:table-cell>
          <table:table-cell office:value-type="float" office:value="0.26496" calcext:value-type="float">
            <text:p>0.2649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7.0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54.770531400966" calcext:value-type="float">
            <text:p>354.770531400966</text:p>
          </table:table-cell>
          <table:table-cell/>
          <table:table-cell office:value-type="string" calcext:value-type="string">
            <text:p>€6.45</text:p>
          </table:table-cell>
          <table:table-cell office:value-type="float" office:value="324.57729468599" calcext:value-type="float">
            <text:p>324.57729468599</text:p>
          </table:table-cell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INR21700-M58T</text:p>
          </table:table-cell>
          <table:table-cell table:number-columns-repeated="2" office:value-type="float" office:value="5520" calcext:value-type="float">
            <text:p>5520</text:p>
          </table:table-cell>
          <table:table-cell office:value-type="float" office:value="95.06" calcext:value-type="float">
            <text:p>95.06</text:p>
          </table:table-cell>
          <table:table-cell office:value-type="float" office:value="0.26496" calcext:value-type="float">
            <text:p>0.2649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6.7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41.686795491143" calcext:value-type="float">
            <text:p>341.686795491143</text:p>
          </table:table-cell>
          <table:table-cell/>
          <table:table-cell office:value-type="string" calcext:value-type="string">
            <text:p>€6.45</text:p>
          </table:table-cell>
          <table:table-cell office:value-type="float" office:value="324.57729468599" calcext:value-type="float">
            <text:p>324.57729468599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20R</text:p>
          </table:table-cell>
          <table:table-cell office:value-type="float" office:value="1950" calcext:value-type="float">
            <text:p>1950</text:p>
          </table:table-cell>
          <table:table-cell office:value-type="float" office:value="22" calcext:value-type="float">
            <text:p>22</text:p>
          </table:table-cell>
          <table:table-cell office:value-type="float" office:value="38.5" calcext:value-type="float">
            <text:p>38.5</text:p>
          </table:table-cell>
          <table:table-cell office:value-type="float" office:value="0.093599999999999" calcext:value-type="float">
            <text:p>0.09359999999999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27 oktober 2023 (in 14 days)</text:p>
          </table:table-cell>
          <table:table-cell office:value-type="float" office:value="391.737891737892" calcext:value-type="float">
            <text:p>391.737891737892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2.30</text:p>
          </table:table-cell>
          <table:table-cell office:value-type="float" office:value="327.635327635328" calcext:value-type="float">
            <text:p>327.635327635328</text:p>
          </table:table-cell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LGABHG21865</text:p>
          </table:table-cell>
          <table:table-cell table:number-columns-repeated="2" office:value-type="float" office:value="2950" calcext:value-type="float">
            <text:p>2950</text:p>
          </table:table-cell>
          <table:table-cell office:value-type="float" office:value="62.3" calcext:value-type="float">
            <text:p>62.3</text:p>
          </table:table-cell>
          <table:table-cell office:value-type="float" office:value="0.1416" calcext:value-type="float">
            <text:p>0.141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419.020715630885" calcext:value-type="float">
            <text:p>419.020715630885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3.60</text:p>
          </table:table-cell>
          <table:table-cell office:value-type="float" office:value="338.983050847458" calcext:value-type="float">
            <text:p>338.983050847458</text:p>
          </table:table-cell>
        </table:table-row>
        <table:table-row table:style-name="ro1">
          <table:table-cell office:value-type="string" calcext:value-type="string">
            <text:p>JGNE</text:p>
          </table:table-cell>
          <table:table-cell office:value-type="string" calcext:value-type="string">
            <text:p>HTPFR26650</text:p>
          </table:table-cell>
          <table:table-cell table:number-columns-repeated="2" office:value-type="float" office:value="2900" calcext:value-type="float">
            <text:p>2900</text:p>
          </table:table-cell>
          <table:table-cell office:value-type="float" office:value="59.25" calcext:value-type="float">
            <text:p>59.25</text:p>
          </table:table-cell>
          <table:table-cell office:value-type="float" office:value="0.1392" calcext:value-type="float">
            <text:p>0.139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425.646551724138" calcext:value-type="float">
            <text:p>425.646551724138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3.15</text:p>
          </table:table-cell>
          <table:table-cell office:value-type="float" office:value="339.439655172414" calcext:value-type="float">
            <text:p>339.439655172414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US18650VTC4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41.86" calcext:value-type="float">
            <text:p>41.86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9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31 oktober 2023 (in 18 days)</text:p>
          </table:table-cell>
          <table:table-cell office:value-type="float" office:value="415.277777777778" calcext:value-type="float">
            <text:p>415.277777777778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2.45</text:p>
          </table:table-cell>
          <table:table-cell office:value-type="float" office:value="340.277777777778" calcext:value-type="float">
            <text:p>340.277777777778</text:p>
          </table:table-cell>
        </table:table-row>
        <table:table-row table:style-name="ro1">
          <table:table-cell office:value-type="string" calcext:value-type="string">
            <text:p>Sony / Murata</text:p>
          </table:table-cell>
          <table:table-cell office:value-type="string" calcext:value-type="string">
            <text:p>US18650VTC5C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49.7" calcext:value-type="float">
            <text:p>49.7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5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31 oktober 2023 (in 18 days)</text:p>
          </table:table-cell>
          <table:table-cell office:value-type="float" office:value="394.444444444444" calcext:value-type="float">
            <text:p>394.444444444444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3.1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LGDBHE41865</text:p>
          </table:table-cell>
          <table:table-cell table:number-columns-repeated="2" office:value-type="float" office:value="2450" calcext:value-type="float">
            <text:p>2450</text:p>
          </table:table-cell>
          <table:table-cell office:value-type="float" office:value="55.3" calcext:value-type="float">
            <text:p>55.3</text:p>
          </table:table-cell>
          <table:table-cell office:value-type="float" office:value="0.1176" calcext:value-type="float">
            <text:p>0.117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447.845804988662" calcext:value-type="float">
            <text:p>447.845804988662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3.10</text:p>
          </table:table-cell>
          <table:table-cell office:value-type="float" office:value="351.473922902494" calcext:value-type="float">
            <text:p>351.473922902494</text:p>
          </table:table-cell>
        </table:table-row>
        <table:table-row table:style-name="ro1">
          <table:table-cell office:value-type="string" calcext:value-type="string">
            <text:p>Sanyo</text:p>
          </table:table-cell>
          <table:table-cell office:value-type="string" calcext:value-type="string">
            <text:p>NCR18650GA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float" office:value="83.3" calcext:value-type="float">
            <text:p>83.3</text:p>
          </table:table-cell>
          <table:table-cell office:value-type="float" office:value="0.1608" calcext:value-type="float">
            <text:p>0.1608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5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493.366500829187" calcext:value-type="float">
            <text:p>493.366500829187</text:p>
          </table:table-cell>
          <table:table-cell/>
          <table:table-cell office:value-type="string" calcext:value-type="string">
            <text:p>€4.29</text:p>
          </table:table-cell>
          <table:table-cell office:value-type="float" office:value="355.721393034826" calcext:value-type="float">
            <text:p>355.721393034826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BM18650Z1</text:p>
          </table:table-cell>
          <table:table-cell table:number-columns-repeated="2" office:value-type="float" office:value="1550" calcext:value-type="float">
            <text:p>1550</text:p>
          </table:table-cell>
          <table:table-cell office:value-type="float" office:value="27.86" calcext:value-type="float">
            <text:p>27.86</text:p>
          </table:table-cell>
          <table:table-cell office:value-type="float" office:value="0.0744" calcext:value-type="float">
            <text:p>0.0744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.9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356.63082437276" calcext:value-type="float">
            <text:p>356.63082437276</text:p>
          </table:table-cell>
          <table:table-cell/>
          <table:table-cell office:value-type="string" calcext:value-type="string">
            <text:p>€1.99</text:p>
          </table:table-cell>
          <table:table-cell office:value-type="float" office:value="356.63082437276" calcext:value-type="float">
            <text:p>356.63082437276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21700-30T</text:p>
          </table:table-cell>
          <table:table-cell table:number-columns-repeated="2" office:value-type="float" office:value="2950" calcext:value-type="float">
            <text:p>2950</text:p>
          </table:table-cell>
          <table:table-cell office:value-type="float" office:value="58.1" calcext:value-type="float">
            <text:p>58.1</text:p>
          </table:table-cell>
          <table:table-cell office:value-type="float" office:value="0.1416" calcext:value-type="float">
            <text:p>0.141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1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90.772128060264" calcext:value-type="float">
            <text:p>390.772128060264</text:p>
          </table:table-cell>
          <table:table-cell/>
          <table:table-cell office:value-type="string" calcext:value-type="string">
            <text:p>€3.85</text:p>
          </table:table-cell>
          <table:table-cell office:value-type="float" office:value="362.523540489642" calcext:value-type="float">
            <text:p>362.523540489642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US18650VTC5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51.1" calcext:value-type="float">
            <text:p>51.1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6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31 oktober 2023 (in 18 days)</text:p>
          </table:table-cell>
          <table:table-cell office:value-type="float" office:value="405.555555555556" calcext:value-type="float">
            <text:p>405.555555555556</text:p>
          </table:table-cell>
          <table:table-cell office:value-type="string" calcext:value-type="string">
            <text:p>Buy 300 times for</text:p>
          </table:table-cell>
          <table:table-cell office:value-type="string" calcext:value-type="string">
            <text:p>€3.40</text:p>
          </table:table-cell>
          <table:table-cell office:value-type="float" office:value="377.777777777778" calcext:value-type="float">
            <text:p>377.777777777778</text:p>
          </table:table-cell>
        </table:table-row>
        <table:table-row table:style-name="ro1">
          <table:table-cell office:value-type="string" calcext:value-type="string">
            <text:p>Keeppower</text:p>
          </table:table-cell>
          <table:table-cell office:value-type="string" calcext:value-type="string">
            <text:p>P2770C</text:p>
          </table:table-cell>
          <table:table-cell table:number-columns-repeated="2" office:value-type="float" office:value="5500" calcext:value-type="float">
            <text:p>5500</text:p>
          </table:table-cell>
          <table:table-cell office:value-type="float" office:value="105" calcext:value-type="float">
            <text:p>105</text:p>
          </table:table-cell>
          <table:table-cell office:value-type="float" office:value="0.264" calcext:value-type="float">
            <text:p>0.264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7.5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378.787878787879" calcext:value-type="float">
            <text:p>378.787878787879</text:p>
          </table:table-cell>
          <table:table-cell/>
          <table:table-cell office:value-type="string" calcext:value-type="string">
            <text:p>€7.50</text:p>
          </table:table-cell>
          <table:table-cell office:value-type="float" office:value="378.787878787879" calcext:value-type="float">
            <text:p>378.787878787879</text:p>
          </table:table-cell>
        </table:table-row>
        <table:table-row table:style-name="ro1">
          <table:table-cell office:value-type="string" calcext:value-type="string">
            <text:p>Molicel</text:p>
          </table:table-cell>
          <table:table-cell office:value-type="string" calcext:value-type="string">
            <text:p>INR-18650-P28A</text:p>
          </table:table-cell>
          <table:table-cell table:number-columns-repeated="2" office:value-type="float" office:value="2800" calcext:value-type="float">
            <text:p>2800</text:p>
          </table:table-cell>
          <table:table-cell office:value-type="float" office:value="69.86" calcext:value-type="float">
            <text:p>69.86</text:p>
          </table:table-cell>
          <table:table-cell office:value-type="float" office:value="0.134399999999999" calcext:value-type="float">
            <text:p>0.13439999999999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9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28 oktober 2023 (in 15 days)</text:p>
          </table:table-cell>
          <table:table-cell office:value-type="float" office:value="495.039682539683" calcext:value-type="float">
            <text:p>495.039682539683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3.95</text:p>
          </table:table-cell>
          <table:table-cell office:value-type="float" office:value="391.86507936508" calcext:value-type="float">
            <text:p>391.86507936508</text:p>
          </table:table-cell>
        </table:table-row>
        <table:table-row table:style-name="ro1">
          <table:table-cell office:value-type="string" calcext:value-type="string">
            <text:p>Sony / Murata</text:p>
          </table:table-cell>
          <table:table-cell office:value-type="string" calcext:value-type="string">
            <text:p>US21700VTC6A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91.7" calcext:value-type="float">
            <text:p>91.7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6.5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454.861111111111" calcext:value-type="float">
            <text:p>454.861111111111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€5.75</text:p>
          </table:table-cell>
          <table:table-cell office:value-type="float" office:value="399.305555555556" calcext:value-type="float">
            <text:p>399.305555555556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US18650VTC5A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59.5" calcext:value-type="float">
            <text:p>59.5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472.222222222222" calcext:value-type="float">
            <text:p>472.222222222222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3.65</text:p>
          </table:table-cell>
          <table:table-cell office:value-type="float" office:value="405.555555555556" calcext:value-type="float">
            <text:p>405.555555555556</text:p>
          </table:table-cell>
        </table:table-row>
        <table:table-row table:style-name="ro1">
          <table:table-cell office:value-type="string" calcext:value-type="string">
            <text:p>Sony / Murata</text:p>
          </table:table-cell>
          <table:table-cell office:value-type="string" calcext:value-type="string">
            <text:p>US18650VTC6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76.3" calcext:value-type="float">
            <text:p>76.3</text:p>
          </table:table-cell>
          <table:table-cell office:value-type="float" office:value="0.144" calcext:value-type="float">
            <text:p>0.144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5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504.62962962963" calcext:value-type="float">
            <text:p>504.62962962963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€4.45</text:p>
          </table:table-cell>
          <table:table-cell office:value-type="float" office:value="412.037037037037" calcext:value-type="float">
            <text:p>412.037037037037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29E</text:p>
          </table:table-cell>
          <table:table-cell table:number-columns-repeated="2" office:value-type="float" office:value="2750" calcext:value-type="float">
            <text:p>2750</text:p>
          </table:table-cell>
          <table:table-cell office:value-type="float" office:value="61.46" calcext:value-type="float">
            <text:p>61.46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3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443.434343434343" calcext:value-type="float">
            <text:p>443.434343434343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€4.14</text:p>
          </table:table-cell>
          <table:table-cell office:value-type="float" office:value="418.181818181818" calcext:value-type="float">
            <text:p>418.181818181818</text:p>
          </table:table-cell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NCR18650B</text:p>
          </table:table-cell>
          <table:table-cell table:number-columns-repeated="2" office:value-type="float" office:value="3250" calcext:value-type="float">
            <text:p>3250</text:p>
          </table:table-cell>
          <table:table-cell office:value-type="float" office:value="76.3" calcext:value-type="float">
            <text:p>76.3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5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465.811965811966" calcext:value-type="float">
            <text:p>465.811965811966</text:p>
          </table:table-cell>
          <table:table-cell/>
          <table:table-cell office:value-type="string" calcext:value-type="string">
            <text:p>€4.99</text:p>
          </table:table-cell>
          <table:table-cell office:value-type="float" office:value="426.495726495727" calcext:value-type="float">
            <text:p>426.495726495727</text:p>
          </table:table-cell>
        </table:table-row>
        <table:table-row table:style-name="ro1">
          <table:table-cell office:value-type="string" calcext:value-type="string">
            <text:p>Molicel</text:p>
          </table:table-cell>
          <table:table-cell office:value-type="string" calcext:value-type="string">
            <text:p>INR-18650-P26A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64.4" calcext:value-type="float">
            <text:p>64.4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6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511.111111111111" calcext:value-type="float">
            <text:p>511.111111111111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3.85</text:p>
          </table:table-cell>
          <table:table-cell office:value-type="float" office:value="427.777777777778" calcext:value-type="float">
            <text:p>427.777777777778</text:p>
          </table:table-cell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LGABHG21865</text:p>
          </table:table-cell>
          <table:table-cell table:number-columns-repeated="2" office:value-type="float" office:value="2950" calcext:value-type="float">
            <text:p>2950</text:p>
          </table:table-cell>
          <table:table-cell office:value-type="float" office:value="76.3" calcext:value-type="float">
            <text:p>76.3</text:p>
          </table:table-cell>
          <table:table-cell office:value-type="float" office:value="0.1416" calcext:value-type="float">
            <text:p>0.141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5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513.182674199623" calcext:value-type="float">
            <text:p>513.182674199623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€4.59</text:p>
          </table:table-cell>
          <table:table-cell office:value-type="float" office:value="432.203389830508" calcext:value-type="float">
            <text:p>432.203389830508</text:p>
          </table:table-cell>
        </table:table-row>
        <table:table-row table:style-name="ro1">
          <table:table-cell office:value-type="string" calcext:value-type="string">
            <text:p>Molicel</text:p>
          </table:table-cell>
          <table:table-cell office:value-type="string" calcext:value-type="string">
            <text:p>INR21700-P45B</text:p>
          </table:table-cell>
          <table:table-cell table:number-columns-repeated="2" office:value-type="float" office:value="4350" calcext:value-type="float">
            <text:p>4350</text:p>
          </table:table-cell>
          <table:table-cell office:value-type="float" office:value="111.3" calcext:value-type="float">
            <text:p>111.3</text:p>
          </table:table-cell>
          <table:table-cell office:value-type="float" office:value="0.208799999999999" calcext:value-type="float">
            <text:p>0.20879999999999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7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507.662835249042" calcext:value-type="float">
            <text:p>507.662835249042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€7.05</text:p>
          </table:table-cell>
          <table:table-cell office:value-type="float" office:value="450.191570881226" calcext:value-type="float">
            <text:p>450.191570881226</text:p>
          </table:table-cell>
        </table:table-row>
        <table:table-row table:style-name="ro1">
          <table:table-cell office:value-type="string" calcext:value-type="string">
            <text:p>Sanyo</text:p>
          </table:table-cell>
          <table:table-cell office:value-type="string" calcext:value-type="string">
            <text:p>NCR18650GA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float" office:value="83.3" calcext:value-type="float">
            <text:p>83.3</text:p>
          </table:table-cell>
          <table:table-cell office:value-type="float" office:value="0.1608" calcext:value-type="float">
            <text:p>0.1608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5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493.366500829187" calcext:value-type="float">
            <text:p>493.366500829187</text:p>
          </table:table-cell>
          <table:table-cell/>
          <table:table-cell office:value-type="string" calcext:value-type="string">
            <text:p>€5.95</text:p>
          </table:table-cell>
          <table:table-cell office:value-type="float" office:value="493.366500829187" calcext:value-type="float">
            <text:p>493.366500829187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25S</text:p>
          </table:table-cell>
          <table:table-cell table:number-columns-repeated="2" office:value-type="float" office:value="2450" calcext:value-type="float">
            <text:p>2450</text:p>
          </table:table-cell>
          <table:table-cell office:value-type="float" office:value="61.6" calcext:value-type="float">
            <text:p>61.6</text:p>
          </table:table-cell>
          <table:table-cell office:value-type="float" office:value="0.1176" calcext:value-type="float">
            <text:p>0.117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4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498.866213151927" calcext:value-type="float">
            <text:p>498.866213151927</text:p>
          </table:table-cell>
          <table:table-cell/>
          <table:table-cell office:value-type="string" calcext:value-type="string">
            <text:p>€4.40</text:p>
          </table:table-cell>
          <table:table-cell office:value-type="float" office:value="498.866213151927" calcext:value-type="float">
            <text:p>498.866213151927</text:p>
          </table:table-cell>
        </table:table-row>
        <table:table-row table:style-name="ro1">
          <table:table-cell office:value-type="string" calcext:value-type="string">
            <text:p>Keeppower</text:p>
          </table:table-cell>
          <table:table-cell office:value-type="float" office:value="18650" calcext:value-type="float">
            <text:p>18650</text:p>
          </table:table-cell>
          <table:table-cell office:value-type="float" office:value="3150" calcext:value-type="float">
            <text:p>3150</text:p>
          </table:table-cell>
          <table:table-cell office:value-type="float" office:value="8" calcext:value-type="float">
            <text:p>8</text:p>
          </table:table-cell>
          <table:table-cell office:value-type="float" office:value="91.7" calcext:value-type="float">
            <text:p>91.7</text:p>
          </table:table-cell>
          <table:table-cell office:value-type="float" office:value="0.1512" calcext:value-type="float">
            <text:p>0.1512</text:p>
          </table:table-cell>
          <table:table-cell office:value-type="string" calcext:value-type="string">
            <text:p>_LIFEPO4</text:p>
          </table:table-cell>
          <table:table-cell office:value-type="string" calcext:value-type="string">
            <text:p>€6.5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577.601410934744" calcext:value-type="float">
            <text:p>577.601410934744</text:p>
          </table:table-cell>
          <table:table-cell/>
          <table:table-cell office:value-type="string" calcext:value-type="string">
            <text:p>€5.80</text:p>
          </table:table-cell>
          <table:table-cell office:value-type="float" office:value="511.463844797178" calcext:value-type="float">
            <text:p>511.463844797178</text:p>
          </table:table-cell>
        </table:table-row>
        <table:table-row table:style-name="ro1">
          <table:table-cell office:value-type="string" calcext:value-type="string">
            <text:p>Molicel</text:p>
          </table:table-cell>
          <table:table-cell office:value-type="string" calcext:value-type="string">
            <text:p>INR-21700-P42A</text:p>
          </table:table-cell>
          <table:table-cell table:number-columns-repeated="2" office:value-type="float" office:value="3950" calcext:value-type="float">
            <text:p>3950</text:p>
          </table:table-cell>
          <table:table-cell office:value-type="float" office:value="104.86" calcext:value-type="float">
            <text:p>104.86</text:p>
          </table:table-cell>
          <table:table-cell office:value-type="float" office:value="0.1896" calcext:value-type="float">
            <text:p>0.189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7.4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526.722925457103" calcext:value-type="float">
            <text:p>526.722925457103</text:p>
          </table:table-cell>
          <table:table-cell/>
          <table:table-cell office:value-type="string" calcext:value-type="string">
            <text:p>€7.49</text:p>
          </table:table-cell>
          <table:table-cell office:value-type="float" office:value="526.722925457103" calcext:value-type="float">
            <text:p>526.722925457103</text:p>
          </table:table-cell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INR18650-MJ1</text:p>
          </table:table-cell>
          <table:table-cell table:number-columns-repeated="2" office:value-type="float" office:value="3400" calcext:value-type="float">
            <text:p>3400</text:p>
          </table:table-cell>
          <table:table-cell office:value-type="float" office:value="90.3" calcext:value-type="float">
            <text:p>90.3</text:p>
          </table:table-cell>
          <table:table-cell office:value-type="float" office:value="0.163199999999999" calcext:value-type="float">
            <text:p>0.16319999999999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6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526.960784313726" calcext:value-type="float">
            <text:p>526.960784313726</text:p>
          </table:table-cell>
          <table:table-cell/>
          <table:table-cell office:value-type="string" calcext:value-type="string">
            <text:p>€6.45</text:p>
          </table:table-cell>
          <table:table-cell office:value-type="float" office:value="526.960784313726" calcext:value-type="float">
            <text:p>526.960784313726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15M</text:p>
          </table:table-cell>
          <table:table-cell table:number-columns-repeated="2" office:value-type="float" office:value="1450" calcext:value-type="float">
            <text:p>1450</text:p>
          </table:table-cell>
          <table:table-cell office:value-type="float" office:value="48.3" calcext:value-type="float">
            <text:p>48.3</text:p>
          </table:table-cell>
          <table:table-cell office:value-type="float" office:value="0.0696" calcext:value-type="float">
            <text:p>0.069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660.919540229885" calcext:value-type="float">
            <text:p>660.919540229885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2.85</text:p>
          </table:table-cell>
          <table:table-cell office:value-type="float" office:value="545.977011494253" calcext:value-type="float">
            <text:p>545.977011494253</text:p>
          </table:table-cell>
        </table:table-row>
        <table:table-row table:style-name="ro1">
          <table:table-cell office:value-type="string" calcext:value-type="string">
            <text:p>Xtar</text:p>
          </table:table-cell>
          <table:table-cell office:value-type="float" office:value="18650" calcext:value-type="float">
            <text:p>18650</text:p>
          </table:table-cell>
          <table:table-cell office:value-type="float" office:value="2180" calcext:value-type="float">
            <text:p>2180</text:p>
          </table:table-cell>
          <table:table-cell office:value-type="float" office:value="5" calcext:value-type="float">
            <text:p>5</text:p>
          </table:table-cell>
          <table:table-cell office:value-type="float" office:value="62.3" calcext:value-type="float">
            <text:p>62.3</text:p>
          </table:table-cell>
          <table:table-cell office:value-type="float" office:value="0.10464" calcext:value-type="float">
            <text:p>0.10464</text:p>
          </table:table-cell>
          <table:table-cell office:value-type="string" calcext:value-type="string">
            <text:p>_LIFEPO4</text:p>
          </table:table-cell>
          <table:table-cell office:value-type="string" calcext:value-type="string">
            <text:p>€4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567.023445463813" calcext:value-type="float">
            <text:p>567.023445463813</text:p>
          </table:table-cell>
          <table:table-cell/>
          <table:table-cell office:value-type="string" calcext:value-type="string">
            <text:p>€4.45</text:p>
          </table:table-cell>
          <table:table-cell office:value-type="float" office:value="567.023445463813" calcext:value-type="float">
            <text:p>567.023445463813</text:p>
          </table:table-cell>
        </table:table-row>
        <table:table-row table:style-name="ro1">
          <table:table-cell office:value-type="string" calcext:value-type="string">
            <text:p>JGNE</text:p>
          </table:table-cell>
          <table:table-cell office:value-type="float" office:value="18650" calcext:value-type="float">
            <text:p>18650</text:p>
          </table:table-cell>
          <table:table-cell office:value-type="float" office:value="1050" calcext:value-type="float">
            <text:p>1050</text:p>
          </table:table-cell>
          <table:table-cell office:value-type="float" office:value="33" calcext:value-type="float">
            <text:p>33</text:p>
          </table:table-cell>
          <table:table-cell office:value-type="float" office:value="33.75" calcext:value-type="float">
            <text:p>33.75</text:p>
          </table:table-cell>
          <table:table-cell office:value-type="float" office:value="0.0504" calcext:value-type="float">
            <text:p>0.0504</text:p>
          </table:table-cell>
          <table:table-cell office:value-type="string" calcext:value-type="string">
            <text:p>_Li-ion</text:p>
          </table:table-cell>
          <table:table-cell office:value-type="string" calcext:value-type="string">
            <text:p>€2.2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669.642857142857" calcext:value-type="float">
            <text:p>669.642857142857</text:p>
          </table:table-cell>
          <table:table-cell office:value-type="string" calcext:value-type="string">
            <text:p>Buy 600 times for</text:p>
          </table:table-cell>
          <table:table-cell office:value-type="string" calcext:value-type="string">
            <text:p>€1.95</text:p>
          </table:table-cell>
          <table:table-cell office:value-type="float" office:value="580.357142857143" calcext:value-type="float">
            <text:p>580.357142857143</text:p>
          </table:table-cell>
        </table:table-row>
        <table:table-row table:style-name="ro1">
          <table:table-cell office:value-type="string" calcext:value-type="string">
            <text:p>Yinlong</text:p>
          </table:table-cell>
          <table:table-cell office:value-type="string" calcext:value-type="string">
            <text:p>66160H</text:p>
          </table:table-cell>
          <table:table-cell office:value-type="float" office:value="40000" calcext:value-type="float">
            <text:p>40000</text:p>
          </table:table-cell>
          <table:table-cell office:value-type="float" office:value="210" calcext:value-type="float">
            <text:p>210</text:p>
          </table:table-cell>
          <table:table-cell office:value-type="float" office:value="1153.95" calcext:value-type="float">
            <text:p>1153.95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54.95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n stock</text:p>
          </table:table-cell>
          <table:table-cell office:value-type="float" office:value="597.282608695652" calcext:value-type="float">
            <text:p>597.282608695652</text:p>
          </table:table-cell>
          <table:table-cell/>
          <table:table-cell office:value-type="string" calcext:value-type="string">
            <text:p>€54.95</text:p>
          </table:table-cell>
          <table:table-cell office:value-type="float" office:value="597.282608695652" calcext:value-type="float">
            <text:p>597.282608695652</text:p>
          </table:table-cell>
        </table:table-row>
        <table:table-row table:style-name="ro1">
          <table:table-cell office:value-type="string" calcext:value-type="string">
            <text:p>Molicel</text:p>
          </table:table-cell>
          <table:table-cell office:value-type="string" calcext:value-type="string">
            <text:p>INR-18650-P26A</text:p>
          </table:table-cell>
          <table:table-cell table:number-columns-repeated="2" office:value-type="float" office:value="2600" calcext:value-type="float">
            <text:p>2600</text:p>
          </table:table-cell>
          <table:table-cell office:value-type="float" office:value="83.3" calcext:value-type="float">
            <text:p>83.3</text:p>
          </table:table-cell>
          <table:table-cell office:value-type="float" office:value="0.1248" calcext:value-type="float">
            <text:p>0.1248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5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635.683760683761" calcext:value-type="float">
            <text:p>635.683760683761</text:p>
          </table:table-cell>
          <table:table-cell/>
          <table:table-cell office:value-type="string" calcext:value-type="string">
            <text:p>€5.95</text:p>
          </table:table-cell>
          <table:table-cell office:value-type="float" office:value="635.683760683761" calcext:value-type="float">
            <text:p>635.683760683761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US18650VTC6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97.3" calcext:value-type="float">
            <text:p>97.3</text:p>
          </table:table-cell>
          <table:table-cell office:value-type="float" office:value="0.144" calcext:value-type="float">
            <text:p>0.144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6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643.518518518519" calcext:value-type="float">
            <text:p>643.518518518519</text:p>
          </table:table-cell>
          <table:table-cell/>
          <table:table-cell office:value-type="string" calcext:value-type="string">
            <text:p>€6.95</text:p>
          </table:table-cell>
          <table:table-cell office:value-type="float" office:value="643.518518518519" calcext:value-type="float">
            <text:p>643.518518518519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CR18650-22P</text:p>
          </table:table-cell>
          <table:table-cell table:number-columns-repeated="2" office:value-type="float" office:value="2050" calcext:value-type="float">
            <text:p>2050</text:p>
          </table:table-cell>
          <table:table-cell office:value-type="float" office:value="66.5" calcext:value-type="float">
            <text:p>66.5</text:p>
          </table:table-cell>
          <table:table-cell office:value-type="float" office:value="0.098399999999999" calcext:value-type="float">
            <text:p>0.09839999999999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643.631436314363" calcext:value-type="float">
            <text:p>643.631436314363</text:p>
          </table:table-cell>
          <table:table-cell/>
          <table:table-cell office:value-type="string" calcext:value-type="string">
            <text:p>€4.75</text:p>
          </table:table-cell>
          <table:table-cell office:value-type="float" office:value="643.631436314363" calcext:value-type="float">
            <text:p>643.631436314363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30Q</text:p>
          </table:table-cell>
          <table:table-cell table:number-columns-repeated="2" office:value-type="float" office:value="2950" calcext:value-type="float">
            <text:p>2950</text:p>
          </table:table-cell>
          <table:table-cell office:value-type="float" office:value="97.3" calcext:value-type="float">
            <text:p>97.3</text:p>
          </table:table-cell>
          <table:table-cell office:value-type="float" office:value="0.1416" calcext:value-type="float">
            <text:p>0.141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6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654.425612052731" calcext:value-type="float">
            <text:p>654.425612052731</text:p>
          </table:table-cell>
          <table:table-cell/>
          <table:table-cell office:value-type="string" calcext:value-type="string">
            <text:p>€6.95</text:p>
          </table:table-cell>
          <table:table-cell office:value-type="float" office:value="654.425612052731" calcext:value-type="float">
            <text:p>654.425612052731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US18650VTC4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66.5" calcext:value-type="float">
            <text:p>66.5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659.722222222222" calcext:value-type="float">
            <text:p>659.722222222222</text:p>
          </table:table-cell>
          <table:table-cell/>
          <table:table-cell office:value-type="string" calcext:value-type="string">
            <text:p>€4.75</text:p>
          </table:table-cell>
          <table:table-cell office:value-type="float" office:value="659.722222222222" calcext:value-type="float">
            <text:p>659.722222222222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US18650VTC5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83.3" calcext:value-type="float">
            <text:p>83.3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5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661.111111111111" calcext:value-type="float">
            <text:p>661.111111111111</text:p>
          </table:table-cell>
          <table:table-cell/>
          <table:table-cell office:value-type="string" calcext:value-type="string">
            <text:p>€5.95</text:p>
          </table:table-cell>
          <table:table-cell office:value-type="float" office:value="661.111111111111" calcext:value-type="float">
            <text:p>661.111111111111</text:p>
          </table:table-cell>
        </table:table-row>
        <table:table-row table:style-name="ro1">
          <table:table-cell office:value-type="string" calcext:value-type="string">
            <text:p>Vapcell</text:p>
          </table:table-cell>
          <table:table-cell office:value-type="string" calcext:value-type="string">
            <text:p>INR20650</text:p>
          </table:table-cell>
          <table:table-cell office:value-type="float" office:value="2900" calcext:value-type="float">
            <text:p>2900</text:p>
          </table:table-cell>
          <table:table-cell office:value-type="float" office:value="30" calcext:value-type="float">
            <text:p>30</text:p>
          </table:table-cell>
          <table:table-cell office:value-type="float" office:value="97.3" calcext:value-type="float">
            <text:p>97.3</text:p>
          </table:table-cell>
          <table:table-cell office:value-type="float" office:value="0.1392" calcext:value-type="float">
            <text:p>0.139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6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665.708812260536" calcext:value-type="float">
            <text:p>665.708812260536</text:p>
          </table:table-cell>
          <table:table-cell/>
          <table:table-cell office:value-type="string" calcext:value-type="string">
            <text:p>€6.95</text:p>
          </table:table-cell>
          <table:table-cell office:value-type="float" office:value="665.708812260536" calcext:value-type="float">
            <text:p>665.708812260536</text:p>
          </table:table-cell>
        </table:table-row>
        <table:table-row table:style-name="ro1">
          <table:table-cell office:value-type="string" calcext:value-type="string">
            <text:p>Xtar</text:p>
          </table:table-cell>
          <table:table-cell office:value-type="float" office:value="18650" calcext:value-type="float">
            <text:p>18650</text:p>
          </table:table-cell>
          <table:table-cell office:value-type="float" office:value="3300" calcext:value-type="float">
            <text:p>3300</text:p>
          </table:table-cell>
          <table:table-cell office:value-type="float" office:value="10" calcext:value-type="float">
            <text:p>10</text:p>
          </table:table-cell>
          <table:table-cell office:value-type="float" office:value="111.3" calcext:value-type="float">
            <text:p>111.3</text:p>
          </table:table-cell>
          <table:table-cell office:value-type="float" office:value="0.158399999999999" calcext:value-type="float">
            <text:p>0.158399999999999</text:p>
          </table:table-cell>
          <table:table-cell office:value-type="string" calcext:value-type="string">
            <text:p>_LIFEPO4</text:p>
          </table:table-cell>
          <table:table-cell office:value-type="string" calcext:value-type="string">
            <text:p>€7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669.191919191919" calcext:value-type="float">
            <text:p>669.191919191919</text:p>
          </table:table-cell>
          <table:table-cell/>
          <table:table-cell office:value-type="string" calcext:value-type="string">
            <text:p>€7.95</text:p>
          </table:table-cell>
          <table:table-cell office:value-type="float" office:value="669.191919191919" calcext:value-type="float">
            <text:p>669.191919191919</text:p>
          </table:table-cell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LGDAHB21865</text:p>
          </table:table-cell>
          <table:table-cell table:number-columns-repeated="2" office:value-type="float" office:value="1400" calcext:value-type="float">
            <text:p>1400</text:p>
          </table:table-cell>
          <table:table-cell office:value-type="float" office:value="51.1" calcext:value-type="float">
            <text:p>51.1</text:p>
          </table:table-cell>
          <table:table-cell office:value-type="float" office:value="0.067199999999999" calcext:value-type="float">
            <text:p>0.06719999999999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6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724.206349206349" calcext:value-type="float">
            <text:p>724.206349206349</text:p>
          </table:table-cell>
          <table:table-cell/>
          <table:table-cell office:value-type="string" calcext:value-type="string">
            <text:p>€3.65</text:p>
          </table:table-cell>
          <table:table-cell office:value-type="float" office:value="724.206349206349" calcext:value-type="float">
            <text:p>724.206349206349</text:p>
          </table:table-cell>
        </table:table-row>
        <table:table-row table:style-name="ro1">
          <table:table-cell office:value-type="string" calcext:value-type="string">
            <text:p>Molicel</text:p>
          </table:table-cell>
          <table:table-cell office:value-type="string" calcext:value-type="string">
            <text:p>INR-18650-P28A</text:p>
          </table:table-cell>
          <table:table-cell table:number-columns-repeated="2" office:value-type="float" office:value="2800" calcext:value-type="float">
            <text:p>2800</text:p>
          </table:table-cell>
          <table:table-cell office:value-type="float" office:value="104.86" calcext:value-type="float">
            <text:p>104.86</text:p>
          </table:table-cell>
          <table:table-cell office:value-type="float" office:value="0.134399999999999" calcext:value-type="float">
            <text:p>0.13439999999999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7.4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743.055555555556" calcext:value-type="float">
            <text:p>743.055555555556</text:p>
          </table:table-cell>
          <table:table-cell/>
          <table:table-cell office:value-type="string" calcext:value-type="string">
            <text:p>€7.49</text:p>
          </table:table-cell>
          <table:table-cell office:value-type="float" office:value="743.055555555556" calcext:value-type="float">
            <text:p>743.055555555556</text:p>
          </table:table-cell>
        </table:table-row>
        <table:table-row table:style-name="ro1">
          <table:table-cell office:value-type="string" calcext:value-type="string">
            <text:p>Xtar</text:p>
          </table:table-cell>
          <table:table-cell office:value-type="float" office:value="18650" calcext:value-type="float">
            <text:p>18650</text:p>
          </table:table-cell>
          <table:table-cell office:value-type="float" office:value="2550" calcext:value-type="float">
            <text:p>2550</text:p>
          </table:table-cell>
          <table:table-cell office:value-type="float" office:value="5.2" calcext:value-type="float">
            <text:p>5.2</text:p>
          </table:table-cell>
          <table:table-cell office:value-type="float" office:value="97.3" calcext:value-type="float">
            <text:p>97.3</text:p>
          </table:table-cell>
          <table:table-cell office:value-type="float" office:value="0.1224" calcext:value-type="float">
            <text:p>0.1224</text:p>
          </table:table-cell>
          <table:table-cell office:value-type="string" calcext:value-type="string">
            <text:p>_LIFEPO4</text:p>
          </table:table-cell>
          <table:table-cell office:value-type="string" calcext:value-type="string">
            <text:p>€6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757.080610021787" calcext:value-type="float">
            <text:p>757.080610021787</text:p>
          </table:table-cell>
          <table:table-cell/>
          <table:table-cell office:value-type="string" calcext:value-type="string">
            <text:p>€6.95</text:p>
          </table:table-cell>
          <table:table-cell office:value-type="float" office:value="757.080610021787" calcext:value-type="float">
            <text:p>757.080610021787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string" calcext:value-type="string">
            <text:p>INR18650-25R</text:p>
          </table:table-cell>
          <table:table-cell table:number-columns-repeated="2" office:value-type="float" office:value="2450" calcext:value-type="float">
            <text:p>2450</text:p>
          </table:table-cell>
          <table:table-cell office:value-type="float" office:value="97.3" calcext:value-type="float">
            <text:p>97.3</text:p>
          </table:table-cell>
          <table:table-cell office:value-type="float" office:value="0.1176" calcext:value-type="float">
            <text:p>0.117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6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787.981859410431" calcext:value-type="float">
            <text:p>787.981859410431</text:p>
          </table:table-cell>
          <table:table-cell/>
          <table:table-cell office:value-type="string" calcext:value-type="string">
            <text:p>€6.95</text:p>
          </table:table-cell>
          <table:table-cell office:value-type="float" office:value="787.981859410431" calcext:value-type="float">
            <text:p>787.981859410431</text:p>
          </table:table-cell>
        </table:table-row>
        <table:table-row table:style-name="ro1">
          <table:table-cell office:value-type="string" calcext:value-type="string">
            <text:p>Keeppower</text:p>
          </table:table-cell>
          <table:table-cell office:value-type="string" calcext:value-type="string">
            <text:p>P1826K</text:p>
          </table:table-cell>
          <table:table-cell table:number-columns-repeated="2" office:value-type="float" office:value="2550" calcext:value-type="float">
            <text:p>2550</text:p>
          </table:table-cell>
          <table:table-cell office:value-type="float" office:value="101.5" calcext:value-type="float">
            <text:p>101.5</text:p>
          </table:table-cell>
          <table:table-cell office:value-type="float" office:value="0.1224" calcext:value-type="float">
            <text:p>0.1224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7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789.760348583878" calcext:value-type="float">
            <text:p>789.760348583878</text:p>
          </table:table-cell>
          <table:table-cell/>
          <table:table-cell office:value-type="string" calcext:value-type="string">
            <text:p>€7.25</text:p>
          </table:table-cell>
          <table:table-cell office:value-type="float" office:value="789.760348583878" calcext:value-type="float">
            <text:p>789.760348583878</text:p>
          </table:table-cell>
        </table:table-row>
        <table:table-row table:style-name="ro1">
          <table:table-cell office:value-type="string" calcext:value-type="string">
            <text:p>Everactive</text:p>
          </table:table-cell>
          <table:table-cell office:value-type="string" calcext:value-type="string">
            <text:p>3200 series</text:p>
          </table:table-cell>
          <table:table-cell table:number-columns-repeated="2" office:value-type="float" office:value="3050" calcext:value-type="float">
            <text:p>3050</text:p>
          </table:table-cell>
          <table:table-cell office:value-type="float" office:value="125.3" calcext:value-type="float">
            <text:p>125.3</text:p>
          </table:table-cell>
          <table:table-cell office:value-type="float" office:value="0.146399999999999" calcext:value-type="float">
            <text:p>0.14639999999999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8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815.11839708561" calcext:value-type="float">
            <text:p>815.11839708561</text:p>
          </table:table-cell>
          <table:table-cell/>
          <table:table-cell office:value-type="string" calcext:value-type="string">
            <text:p>€8.95</text:p>
          </table:table-cell>
          <table:table-cell office:value-type="float" office:value="815.11839708561" calcext:value-type="float">
            <text:p>815.11839708561</text:p>
          </table:table-cell>
        </table:table-row>
        <table:table-row table:style-name="ro1">
          <table:table-cell office:value-type="string" calcext:value-type="string">
            <text:p>Nitecore</text:p>
          </table:table-cell>
          <table:table-cell office:value-type="string" calcext:value-type="string">
            <text:p>NL1834R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float" office:value="139.3" calcext:value-type="float">
            <text:p>139.3</text:p>
          </table:table-cell>
          <table:table-cell office:value-type="float" office:value="0.1608" calcext:value-type="float">
            <text:p>0.1608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9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825.041459369818" calcext:value-type="float">
            <text:p>825.041459369818</text:p>
          </table:table-cell>
          <table:table-cell/>
          <table:table-cell office:value-type="string" calcext:value-type="string">
            <text:p>€9.95</text:p>
          </table:table-cell>
          <table:table-cell office:value-type="float" office:value="825.041459369818" calcext:value-type="float">
            <text:p>825.041459369818</text:p>
          </table:table-cell>
        </table:table-row>
        <table:table-row table:style-name="ro1">
          <table:table-cell office:value-type="string" calcext:value-type="string">
            <text:p>Lithium Werks (A123 systems)</text:p>
          </table:table-cell>
          <table:table-cell office:value-type="string" calcext:value-type="string">
            <text:p>ANR2665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134.25" calcext:value-type="float">
            <text:p>134.25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8.9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118.75" calcext:value-type="float">
            <text:p>1118.75</text:p>
          </table:table-cell>
          <table:table-cell office:value-type="string" calcext:value-type="string">
            <text:p>Buy 200 times for</text:p>
          </table:table-cell>
          <table:table-cell office:value-type="string" calcext:value-type="string">
            <text:p>€7.25</text:p>
          </table:table-cell>
          <table:table-cell office:value-type="float" office:value="906.25" calcext:value-type="float">
            <text:p>906.25</text:p>
          </table:table-cell>
        </table:table-row>
        <table:table-row table:style-name="ro1">
          <table:table-cell office:value-type="string" calcext:value-type="string">
            <text:p>Keeppower</text:p>
          </table:table-cell>
          <table:table-cell office:value-type="string" calcext:value-type="string">
            <text:p>P1834J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float" office:value="153.3" calcext:value-type="float">
            <text:p>153.3</text:p>
          </table:table-cell>
          <table:table-cell office:value-type="float" office:value="0.1608" calcext:value-type="float">
            <text:p>0.1608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0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907.960199004975" calcext:value-type="float">
            <text:p>907.960199004975</text:p>
          </table:table-cell>
          <table:table-cell/>
          <table:table-cell office:value-type="string" calcext:value-type="string">
            <text:p>€10.95</text:p>
          </table:table-cell>
          <table:table-cell office:value-type="float" office:value="907.960199004975" calcext:value-type="float">
            <text:p>907.960199004975</text:p>
          </table:table-cell>
        </table:table-row>
        <table:table-row table:style-name="ro1">
          <table:table-cell office:value-type="string" calcext:value-type="string">
            <text:p>Keeppower</text:p>
          </table:table-cell>
          <table:table-cell office:value-type="string" calcext:value-type="string">
            <text:p>P1829J</text:p>
          </table:table-cell>
          <table:table-cell table:number-columns-repeated="2" office:value-type="float" office:value="2850" calcext:value-type="float">
            <text:p>2850</text:p>
          </table:table-cell>
          <table:table-cell office:value-type="float" office:value="132.3" calcext:value-type="float">
            <text:p>132.3</text:p>
          </table:table-cell>
          <table:table-cell office:value-type="float" office:value="0.1368" calcext:value-type="float">
            <text:p>0.1368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9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921.052631578947" calcext:value-type="float">
            <text:p>921.052631578947</text:p>
          </table:table-cell>
          <table:table-cell/>
          <table:table-cell office:value-type="string" calcext:value-type="string">
            <text:p>€9.45</text:p>
          </table:table-cell>
          <table:table-cell office:value-type="float" office:value="921.052631578947" calcext:value-type="float">
            <text:p>921.052631578947</text:p>
          </table:table-cell>
        </table:table-row>
        <table:table-row table:style-name="ro1">
          <table:table-cell office:value-type="string" calcext:value-type="string">
            <text:p>Keeppower</text:p>
          </table:table-cell>
          <table:table-cell office:value-type="string" calcext:value-type="string">
            <text:p>P1835J</text:p>
          </table:table-cell>
          <table:table-cell table:number-columns-repeated="2" office:value-type="float" office:value="3450" calcext:value-type="float">
            <text:p>3450</text:p>
          </table:table-cell>
          <table:table-cell office:value-type="float" office:value="160.3" calcext:value-type="float">
            <text:p>160.3</text:p>
          </table:table-cell>
          <table:table-cell office:value-type="float" office:value="0.1656" calcext:value-type="float">
            <text:p>0.165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1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921.900161030596" calcext:value-type="float">
            <text:p>921.900161030596</text:p>
          </table:table-cell>
          <table:table-cell/>
          <table:table-cell office:value-type="string" calcext:value-type="string">
            <text:p>€11.45</text:p>
          </table:table-cell>
          <table:table-cell office:value-type="float" office:value="921.900161030596" calcext:value-type="float">
            <text:p>921.900161030596</text:p>
          </table:table-cell>
        </table:table-row>
        <table:table-row table:style-name="ro1">
          <table:table-cell office:value-type="string" calcext:value-type="string">
            <text:p>Keeppower</text:p>
          </table:table-cell>
          <table:table-cell office:value-type="string" calcext:value-type="string">
            <text:p>P1750C</text:p>
          </table:table-cell>
          <table:table-cell office:value-type="float" office:value="1150" calcext:value-type="float">
            <text:p>1150</text:p>
          </table:table-cell>
          <table:table-cell office:value-type="float" office:value="2.4" calcext:value-type="float">
            <text:p>2.4</text:p>
          </table:table-cell>
          <table:table-cell office:value-type="float" office:value="69.3" calcext:value-type="float">
            <text:p>69.3</text:p>
          </table:table-cell>
          <table:table-cell office:value-type="float" office:value="0.0552" calcext:value-type="float">
            <text:p>0.055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195.65217391304" calcext:value-type="float">
            <text:p>1195.65217391304</text:p>
          </table:table-cell>
          <table:table-cell/>
          <table:table-cell office:value-type="string" calcext:value-type="string">
            <text:p>€3.95</text:p>
          </table:table-cell>
          <table:table-cell office:value-type="float" office:value="954.106280193237" calcext:value-type="float">
            <text:p>954.106280193237</text:p>
          </table:table-cell>
        </table:table-row>
        <table:table-row table:style-name="ro1">
          <table:table-cell office:value-type="string" calcext:value-type="string">
            <text:p>Nitecore</text:p>
          </table:table-cell>
          <table:table-cell office:value-type="string" calcext:value-type="string">
            <text:p>NL1823</text:p>
          </table:table-cell>
          <table:table-cell table:number-columns-repeated="2" office:value-type="float" office:value="2250" calcext:value-type="float">
            <text:p>2250</text:p>
          </table:table-cell>
          <table:table-cell office:value-type="float" office:value="108.5" calcext:value-type="float">
            <text:p>108.5</text:p>
          </table:table-cell>
          <table:table-cell office:value-type="float" office:value="0.108" calcext:value-type="float">
            <text:p>0.108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7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956.79012345679" calcext:value-type="float">
            <text:p>956.79012345679</text:p>
          </table:table-cell>
          <table:table-cell/>
          <table:table-cell office:value-type="string" calcext:value-type="string">
            <text:p>€7.75</text:p>
          </table:table-cell>
          <table:table-cell office:value-type="float" office:value="956.79012345679" calcext:value-type="float">
            <text:p>956.79012345679</text:p>
          </table:table-cell>
        </table:table-row>
        <table:table-row table:style-name="ro1">
          <table:table-cell office:value-type="string" calcext:value-type="string">
            <text:p>Keeppower</text:p>
          </table:table-cell>
          <table:table-cell office:value-type="string" calcext:value-type="string">
            <text:p>P1665J</text:p>
          </table:table-cell>
          <table:table-cell table:number-columns-repeated="2" office:value-type="float" office:value="2450" calcext:value-type="float">
            <text:p>2450</text:p>
          </table:table-cell>
          <table:table-cell office:value-type="float" office:value="122.5" calcext:value-type="float">
            <text:p>122.5</text:p>
          </table:table-cell>
          <table:table-cell office:value-type="float" office:value="0.1176" calcext:value-type="float">
            <text:p>0.117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8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992.063492063492" calcext:value-type="float">
            <text:p>992.063492063492</text:p>
          </table:table-cell>
          <table:table-cell/>
          <table:table-cell office:value-type="string" calcext:value-type="string">
            <text:p>€8.75</text:p>
          </table:table-cell>
          <table:table-cell office:value-type="float" office:value="992.063492063492" calcext:value-type="float">
            <text:p>992.063492063492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US18650VTC5A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125.3" calcext:value-type="float">
            <text:p>125.3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8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994.444444444444" calcext:value-type="float">
            <text:p>994.444444444444</text:p>
          </table:table-cell>
          <table:table-cell/>
          <table:table-cell office:value-type="string" calcext:value-type="string">
            <text:p>€8.95</text:p>
          </table:table-cell>
          <table:table-cell office:value-type="float" office:value="994.444444444444" calcext:value-type="float">
            <text:p>994.444444444444</text:p>
          </table:table-cell>
        </table:table-row>
        <table:table-row table:style-name="ro1">
          <table:table-cell office:value-type="string" calcext:value-type="string">
            <text:p>Nitecore</text:p>
          </table:table-cell>
          <table:table-cell office:value-type="string" calcext:value-type="string">
            <text:p>NL1832</text:p>
          </table:table-cell>
          <table:table-cell table:number-columns-repeated="2" office:value-type="float" office:value="3150" calcext:value-type="float">
            <text:p>3150</text:p>
          </table:table-cell>
          <table:table-cell office:value-type="float" office:value="209.3" calcext:value-type="float">
            <text:p>209.3</text:p>
          </table:table-cell>
          <table:table-cell office:value-type="float" office:value="0.1512" calcext:value-type="float">
            <text:p>0.15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4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318.34215167549" calcext:value-type="float">
            <text:p>1318.34215167549</text:p>
          </table:table-cell>
          <table:table-cell/>
          <table:table-cell office:value-type="string" calcext:value-type="string">
            <text:p>€11.95</text:p>
          </table:table-cell>
          <table:table-cell office:value-type="float" office:value="1053.79188712522" calcext:value-type="float">
            <text:p>1053.79188712522</text:p>
          </table:table-cell>
        </table:table-row>
        <table:table-row table:style-name="ro1">
          <table:table-cell office:value-type="string" calcext:value-type="string">
            <text:p>Keeppower</text:p>
          </table:table-cell>
          <table:table-cell office:value-type="string" calcext:value-type="string">
            <text:p>P1830R</text:p>
          </table:table-cell>
          <table:table-cell table:number-columns-repeated="2" office:value-type="float" office:value="2950" calcext:value-type="float">
            <text:p>2950</text:p>
          </table:table-cell>
          <table:table-cell office:value-type="float" office:value="160.3" calcext:value-type="float">
            <text:p>160.3</text:p>
          </table:table-cell>
          <table:table-cell office:value-type="float" office:value="0.1416" calcext:value-type="float">
            <text:p>0.141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1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078.15442561205" calcext:value-type="float">
            <text:p>1078.15442561205</text:p>
          </table:table-cell>
          <table:table-cell/>
          <table:table-cell office:value-type="string" calcext:value-type="string">
            <text:p>€11.45</text:p>
          </table:table-cell>
          <table:table-cell office:value-type="float" office:value="1078.15442561205" calcext:value-type="float">
            <text:p>1078.15442561205</text:p>
          </table:table-cell>
        </table:table-row>
        <table:table-row table:style-name="ro1">
          <table:table-cell office:value-type="string" calcext:value-type="string">
            <text:p>Xtar</text:p>
          </table:table-cell>
          <table:table-cell office:value-type="float" office:value="18650" calcext:value-type="float">
            <text:p>18650</text:p>
          </table:table-cell>
          <table:table-cell office:value-type="float" office:value="3450" calcext:value-type="float">
            <text:p>3450</text:p>
          </table:table-cell>
          <table:table-cell office:value-type="float" office:value="10" calcext:value-type="float">
            <text:p>10</text:p>
          </table:table-cell>
          <table:table-cell office:value-type="float" office:value="195.3" calcext:value-type="float">
            <text:p>195.3</text:p>
          </table:table-cell>
          <table:table-cell office:value-type="float" office:value="0.1656" calcext:value-type="float">
            <text:p>0.1656</text:p>
          </table:table-cell>
          <table:table-cell office:value-type="string" calcext:value-type="string">
            <text:p>_LIFEPO4</text:p>
          </table:table-cell>
          <table:table-cell office:value-type="string" calcext:value-type="string">
            <text:p>€13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123.1884057971" calcext:value-type="float">
            <text:p>1123.1884057971</text:p>
          </table:table-cell>
          <table:table-cell/>
          <table:table-cell office:value-type="string" calcext:value-type="string">
            <text:p>€13.95</text:p>
          </table:table-cell>
          <table:table-cell office:value-type="float" office:value="1123.1884057971" calcext:value-type="float">
            <text:p>1123.1884057971</text:p>
          </table:table-cell>
        </table:table-row>
        <table:table-row table:style-name="ro1">
          <table:table-cell office:value-type="string" calcext:value-type="string">
            <text:p>Vapcell</text:p>
          </table:table-cell>
          <table:table-cell office:value-type="string" calcext:value-type="string">
            <text:p>INR1835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62.3" calcext:value-type="float">
            <text:p>62.3</text:p>
          </table:table-cell>
          <table:table-cell office:value-type="float" office:value="0.0528" calcext:value-type="float">
            <text:p>0.0528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1123.73737373737" calcext:value-type="float">
            <text:p>1123.73737373737</text:p>
          </table:table-cell>
          <table:table-cell/>
          <table:table-cell office:value-type="string" calcext:value-type="string">
            <text:p>€4.45</text:p>
          </table:table-cell>
          <table:table-cell office:value-type="float" office:value="1123.73737373737" calcext:value-type="float">
            <text:p>1123.73737373737</text:p>
          </table:table-cell>
        </table:table-row>
        <table:table-row table:style-name="ro1">
          <table:table-cell office:value-type="string" calcext:value-type="string">
            <text:p>Keeppower</text:p>
          </table:table-cell>
          <table:table-cell office:value-type="string" calcext:value-type="string">
            <text:p>P1465C</text:p>
          </table:table-cell>
          <table:table-cell office:value-type="float" office:value="950" calcext:value-type="float">
            <text:p>950</text:p>
          </table:table-cell>
          <table:table-cell office:value-type="float" office:value="3" calcext:value-type="float">
            <text:p>3</text:p>
          </table:table-cell>
          <table:table-cell office:value-type="float" office:value="69.3" calcext:value-type="float">
            <text:p>69.3</text:p>
          </table:table-cell>
          <table:table-cell office:value-type="float" office:value="0.045599999999999" calcext:value-type="float">
            <text:p>0.04559999999999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447.36842105263" calcext:value-type="float">
            <text:p>1447.36842105263</text:p>
          </table:table-cell>
          <table:table-cell/>
          <table:table-cell office:value-type="string" calcext:value-type="string">
            <text:p>€3.95</text:p>
          </table:table-cell>
          <table:table-cell office:value-type="float" office:value="1154.97076023392" calcext:value-type="float">
            <text:p>1154.97076023392</text:p>
          </table:table-cell>
        </table:table-row>
        <table:table-row table:style-name="ro1">
          <table:table-cell office:value-type="string" calcext:value-type="string">
            <text:p>Nitecore</text:p>
          </table:table-cell>
          <table:table-cell office:value-type="string" calcext:value-type="string">
            <text:p>NL1826R</text:p>
          </table:table-cell>
          <table:table-cell table:number-columns-repeated="2" office:value-type="float" office:value="2550" calcext:value-type="float">
            <text:p>2550</text:p>
          </table:table-cell>
          <table:table-cell office:value-type="float" office:value="153.3" calcext:value-type="float">
            <text:p>153.3</text:p>
          </table:table-cell>
          <table:table-cell office:value-type="float" office:value="0.1224" calcext:value-type="float">
            <text:p>0.1224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0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192.81045751634" calcext:value-type="float">
            <text:p>1192.81045751634</text:p>
          </table:table-cell>
          <table:table-cell/>
          <table:table-cell office:value-type="string" calcext:value-type="string">
            <text:p>€10.95</text:p>
          </table:table-cell>
          <table:table-cell office:value-type="float" office:value="1192.81045751634" calcext:value-type="float">
            <text:p>1192.81045751634</text:p>
          </table:table-cell>
        </table:table-row>
        <table:table-row table:style-name="ro1">
          <table:table-cell office:value-type="string" calcext:value-type="string">
            <text:p>EagleTac</text:p>
          </table:table-cell>
          <table:table-cell office:value-type="float" office:value="18650" calcext:value-type="float">
            <text:p>18650</text:p>
          </table:table-cell>
          <table:table-cell office:value-type="float" office:value="3450" calcext:value-type="float">
            <text:p>3450</text:p>
          </table:table-cell>
          <table:table-cell office:value-type="float" office:value="10" calcext:value-type="float">
            <text:p>10</text:p>
          </table:table-cell>
          <table:table-cell office:value-type="float" office:value="209.3" calcext:value-type="float">
            <text:p>209.3</text:p>
          </table:table-cell>
          <table:table-cell office:value-type="float" office:value="0.1656" calcext:value-type="float">
            <text:p>0.1656</text:p>
          </table:table-cell>
          <table:table-cell office:value-type="string" calcext:value-type="string">
            <text:p>_LIFEPO4</text:p>
          </table:table-cell>
          <table:table-cell office:value-type="string" calcext:value-type="string">
            <text:p>€14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203.7037037037" calcext:value-type="float">
            <text:p>1203.7037037037</text:p>
          </table:table-cell>
          <table:table-cell/>
          <table:table-cell office:value-type="string" calcext:value-type="string">
            <text:p>€14.95</text:p>
          </table:table-cell>
          <table:table-cell office:value-type="float" office:value="1203.7037037037" calcext:value-type="float">
            <text:p>1203.7037037037</text:p>
          </table:table-cell>
        </table:table-row>
        <table:table-row table:style-name="ro1">
          <table:table-cell office:value-type="string" calcext:value-type="string">
            <text:p>EagleTac</text:p>
          </table:table-cell>
          <table:table-cell office:value-type="float" office:value="17650" calcext:value-type="float">
            <text:p>17650</text:p>
          </table:table-cell>
          <table:table-cell office:value-type="float" office:value="1550" calcext:value-type="float">
            <text:p>1550</text:p>
          </table:table-cell>
          <table:table-cell office:value-type="float" office:value="3" calcext:value-type="float">
            <text:p>3</text:p>
          </table:table-cell>
          <table:table-cell office:value-type="float" office:value="94.5" calcext:value-type="float">
            <text:p>94.5</text:p>
          </table:table-cell>
          <table:table-cell office:value-type="float" office:value="0.0744" calcext:value-type="float">
            <text:p>0.0744</text:p>
          </table:table-cell>
          <table:table-cell office:value-type="string" calcext:value-type="string">
            <text:p>_LIFEPO4</text:p>
          </table:table-cell>
          <table:table-cell office:value-type="string" calcext:value-type="string">
            <text:p>€6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209.67741935484" calcext:value-type="float">
            <text:p>1209.67741935484</text:p>
          </table:table-cell>
          <table:table-cell/>
          <table:table-cell office:value-type="string" calcext:value-type="string">
            <text:p>€6.75</text:p>
          </table:table-cell>
          <table:table-cell office:value-type="float" office:value="1209.67741935484" calcext:value-type="float">
            <text:p>1209.67741935484</text:p>
          </table:table-cell>
        </table:table-row>
        <table:table-row table:style-name="ro1">
          <table:table-cell office:value-type="string" calcext:value-type="string">
            <text:p>Nitecore</text:p>
          </table:table-cell>
          <table:table-cell office:value-type="string" calcext:value-type="string">
            <text:p>NL1826</text:p>
          </table:table-cell>
          <table:table-cell table:number-columns-repeated="2" office:value-type="float" office:value="2550" calcext:value-type="float">
            <text:p>2550</text:p>
          </table:table-cell>
          <table:table-cell office:value-type="float" office:value="160.3" calcext:value-type="float">
            <text:p>160.3</text:p>
          </table:table-cell>
          <table:table-cell office:value-type="float" office:value="0.1224" calcext:value-type="float">
            <text:p>0.1224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1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247.27668845316" calcext:value-type="float">
            <text:p>1247.27668845316</text:p>
          </table:table-cell>
          <table:table-cell/>
          <table:table-cell office:value-type="string" calcext:value-type="string">
            <text:p>€11.45</text:p>
          </table:table-cell>
          <table:table-cell office:value-type="float" office:value="1247.27668845316" calcext:value-type="float">
            <text:p>1247.27668845316</text:p>
          </table:table-cell>
        </table:table-row>
        <table:table-row table:style-name="ro1">
          <table:table-cell office:value-type="string" calcext:value-type="string">
            <text:p>Nitecore</text:p>
          </table:table-cell>
          <table:table-cell office:value-type="float" office:value="21700" calcext:value-type="float">
            <text:p>21700</text:p>
          </table:table-cell>
          <table:table-cell office:value-type="float" office:value="4150" calcext:value-type="float">
            <text:p>4150</text:p>
          </table:table-cell>
          <table:table-cell office:value-type="float" office:value="15" calcext:value-type="float">
            <text:p>15</text:p>
          </table:table-cell>
          <table:table-cell office:value-type="float" office:value="265.3" calcext:value-type="float">
            <text:p>265.3</text:p>
          </table:table-cell>
          <table:table-cell office:value-type="float" office:value="0.1992" calcext:value-type="float">
            <text:p>0.1992</text:p>
          </table:table-cell>
          <table:table-cell office:value-type="string" calcext:value-type="string">
            <text:p>_LIFEPO4</text:p>
          </table:table-cell>
          <table:table-cell office:value-type="string" calcext:value-type="string">
            <text:p>€18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268.40696117805" calcext:value-type="float">
            <text:p>1268.40696117805</text:p>
          </table:table-cell>
          <table:table-cell/>
          <table:table-cell office:value-type="string" calcext:value-type="string">
            <text:p>€18.95</text:p>
          </table:table-cell>
          <table:table-cell office:value-type="float" office:value="1268.40696117805" calcext:value-type="float">
            <text:p>1268.40696117805</text:p>
          </table:table-cell>
        </table:table-row>
        <table:table-row table:style-name="ro1">
          <table:table-cell office:value-type="string" calcext:value-type="string">
            <text:p>Nitecore</text:p>
          </table:table-cell>
          <table:table-cell office:value-type="string" calcext:value-type="string">
            <text:p>NL1834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float" office:value="223.3" calcext:value-type="float">
            <text:p>223.3</text:p>
          </table:table-cell>
          <table:table-cell office:value-type="float" office:value="0.1608" calcext:value-type="float">
            <text:p>0.1608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5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322.55389718076" calcext:value-type="float">
            <text:p>1322.55389718076</text:p>
          </table:table-cell>
          <table:table-cell/>
          <table:table-cell office:value-type="string" calcext:value-type="string">
            <text:p>€15.95</text:p>
          </table:table-cell>
          <table:table-cell office:value-type="float" office:value="1322.55389718076" calcext:value-type="float">
            <text:p>1322.55389718076</text:p>
          </table:table-cell>
        </table:table-row>
        <table:table-row table:style-name="ro1">
          <table:table-cell office:value-type="string" calcext:value-type="string">
            <text:p>EagleTac</text:p>
          </table:table-cell>
          <table:table-cell office:value-type="float" office:value="18350" calcext:value-type="float">
            <text:p>18350</text:p>
          </table:table-cell>
          <table:table-cell office:value-type="float" office:value="1250" calcext:value-type="float">
            <text:p>1250</text:p>
          </table:table-cell>
          <table:table-cell office:value-type="float" office:value="10" calcext:value-type="float">
            <text:p>10</text:p>
          </table:table-cell>
          <table:table-cell office:value-type="float" office:value="104.3" calcext:value-type="float">
            <text:p>104.3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_LIFEPO4</text:p>
          </table:table-cell>
          <table:table-cell office:value-type="string" calcext:value-type="string">
            <text:p>€7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1655.55555555556" calcext:value-type="float">
            <text:p>1655.55555555556</text:p>
          </table:table-cell>
          <table:table-cell/>
          <table:table-cell office:value-type="string" calcext:value-type="string">
            <text:p>€6.25</text:p>
          </table:table-cell>
          <table:table-cell office:value-type="float" office:value="1388.88888888889" calcext:value-type="float">
            <text:p>1388.88888888889</text:p>
          </table:table-cell>
        </table:table-row>
        <table:table-row table:style-name="ro1">
          <table:table-cell office:value-type="string" calcext:value-type="string">
            <text:p>Keeppower</text:p>
          </table:table-cell>
          <table:table-cell office:value-type="string" calcext:value-type="string">
            <text:p>UH1835P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80.5" calcext:value-type="float">
            <text:p>80.5</text:p>
          </table:table-cell>
          <table:table-cell office:value-type="float" office:value="0.0528" calcext:value-type="float">
            <text:p>0.0528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5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1452.0202020202" calcext:value-type="float">
            <text:p>1452.0202020202</text:p>
          </table:table-cell>
          <table:table-cell/>
          <table:table-cell office:value-type="string" calcext:value-type="string">
            <text:p>€5.75</text:p>
          </table:table-cell>
          <table:table-cell office:value-type="float" office:value="1452.0202020202" calcext:value-type="float">
            <text:p>1452.0202020202</text:p>
          </table:table-cell>
        </table:table-row>
        <table:table-row table:style-name="ro1">
          <table:table-cell office:value-type="string" calcext:value-type="string">
            <text:p>Nitecore</text:p>
          </table:table-cell>
          <table:table-cell office:value-type="string" calcext:value-type="string">
            <text:p>NL18650D</text:p>
          </table:table-cell>
          <table:table-cell table:number-columns-repeated="2" office:value-type="float" office:value="3050" calcext:value-type="float">
            <text:p>3050</text:p>
          </table:table-cell>
          <table:table-cell office:value-type="float" office:value="223.3" calcext:value-type="float">
            <text:p>223.3</text:p>
          </table:table-cell>
          <table:table-cell office:value-type="float" office:value="0.146399999999999" calcext:value-type="float">
            <text:p>0.14639999999999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5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452.64116575592" calcext:value-type="float">
            <text:p>1452.64116575592</text:p>
          </table:table-cell>
          <table:table-cell/>
          <table:table-cell office:value-type="string" calcext:value-type="string">
            <text:p>€15.95</text:p>
          </table:table-cell>
          <table:table-cell office:value-type="float" office:value="1452.64116575592" calcext:value-type="float">
            <text:p>1452.64116575592</text:p>
          </table:table-cell>
        </table:table-row>
        <table:table-row table:style-name="ro1">
          <table:table-cell office:value-type="string" calcext:value-type="string">
            <text:p>Enercig</text:p>
          </table:table-cell>
          <table:table-cell office:value-type="string" calcext:value-type="string">
            <text:p>TN18350HP</text:p>
          </table:table-cell>
          <table:table-cell table:number-columns-repeated="2" office:value-type="float" office:value="650" calcext:value-type="float">
            <text:p>650</text:p>
          </table:table-cell>
          <table:table-cell office:value-type="float" office:value="48.3" calcext:value-type="float">
            <text:p>48.3</text:p>
          </table:table-cell>
          <table:table-cell office:value-type="float" office:value="0.0312" calcext:value-type="float">
            <text:p>0.03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4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474.35897435897" calcext:value-type="float">
            <text:p>1474.35897435897</text:p>
          </table:table-cell>
          <table:table-cell/>
          <table:table-cell office:value-type="string" calcext:value-type="string">
            <text:p>€3.45</text:p>
          </table:table-cell>
          <table:table-cell office:value-type="float" office:value="1474.35897435897" calcext:value-type="float">
            <text:p>1474.35897435897</text:p>
          </table:table-cell>
        </table:table-row>
        <table:table-row table:style-name="ro1">
          <table:table-cell office:value-type="string" calcext:value-type="string">
            <text:p>Nitecore</text:p>
          </table:table-cell>
          <table:table-cell office:value-type="string" calcext:value-type="string">
            <text:p>NL1835R</text:p>
          </table:table-cell>
          <table:table-cell table:number-columns-repeated="2" office:value-type="float" office:value="3450" calcext:value-type="float">
            <text:p>3450</text:p>
          </table:table-cell>
          <table:table-cell office:value-type="float" office:value="307.3" calcext:value-type="float">
            <text:p>307.3</text:p>
          </table:table-cell>
          <table:table-cell office:value-type="float" office:value="0.1656" calcext:value-type="float">
            <text:p>0.165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1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767.31078904992" calcext:value-type="float">
            <text:p>1767.31078904992</text:p>
          </table:table-cell>
          <table:table-cell/>
          <table:table-cell office:value-type="string" calcext:value-type="string">
            <text:p>€18.45</text:p>
          </table:table-cell>
          <table:table-cell office:value-type="float" office:value="1485.50724637681" calcext:value-type="float">
            <text:p>1485.50724637681</text:p>
          </table:table-cell>
        </table:table-row>
        <table:table-row table:style-name="ro1">
          <table:table-cell office:value-type="string" calcext:value-type="string">
            <text:p>Keeppower</text:p>
          </table:table-cell>
          <table:table-cell office:value-type="string" calcext:value-type="string">
            <text:p>P1832U</text:p>
          </table:table-cell>
          <table:table-cell table:number-columns-repeated="2" office:value-type="float" office:value="3150" calcext:value-type="float">
            <text:p>3150</text:p>
          </table:table-cell>
          <table:table-cell office:value-type="float" office:value="237.3" calcext:value-type="float">
            <text:p>237.3</text:p>
          </table:table-cell>
          <table:table-cell office:value-type="float" office:value="0.1512" calcext:value-type="float">
            <text:p>0.15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6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494.70899470899" calcext:value-type="float">
            <text:p>1494.70899470899</text:p>
          </table:table-cell>
          <table:table-cell/>
          <table:table-cell office:value-type="string" calcext:value-type="string">
            <text:p>€16.95</text:p>
          </table:table-cell>
          <table:table-cell office:value-type="float" office:value="1494.70899470899" calcext:value-type="float">
            <text:p>1494.70899470899</text:p>
          </table:table-cell>
        </table:table-row>
        <table:table-row table:style-name="ro1">
          <table:table-cell office:value-type="string" calcext:value-type="string">
            <text:p>Olight</text:p>
          </table:table-cell>
          <table:table-cell office:value-type="string" calcext:value-type="string">
            <text:p>ORB-186P26</text:p>
          </table:table-cell>
          <table:table-cell table:number-columns-repeated="2" office:value-type="float" office:value="2550" calcext:value-type="float">
            <text:p>2550</text:p>
          </table:table-cell>
          <table:table-cell office:value-type="float" office:value="195.3" calcext:value-type="float">
            <text:p>195.3</text:p>
          </table:table-cell>
          <table:table-cell office:value-type="float" office:value="0.1224" calcext:value-type="float">
            <text:p>0.1224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3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1519.60784313725" calcext:value-type="float">
            <text:p>1519.60784313725</text:p>
          </table:table-cell>
          <table:table-cell/>
          <table:table-cell office:value-type="string" calcext:value-type="string">
            <text:p>€13.95</text:p>
          </table:table-cell>
          <table:table-cell office:value-type="float" office:value="1519.60784313725" calcext:value-type="float">
            <text:p>1519.60784313725</text:p>
          </table:table-cell>
        </table:table-row>
        <table:table-row table:style-name="ro1">
          <table:table-cell office:value-type="string" calcext:value-type="string">
            <text:p>Nitecore</text:p>
          </table:table-cell>
          <table:table-cell office:value-type="string" calcext:value-type="string">
            <text:p>IMR18650</text:p>
          </table:table-cell>
          <table:table-cell table:number-columns-repeated="2" office:value-type="float" office:value="3050" calcext:value-type="float">
            <text:p>3050</text:p>
          </table:table-cell>
          <table:table-cell office:value-type="float" office:value="234.5" calcext:value-type="float">
            <text:p>234.5</text:p>
          </table:table-cell>
          <table:table-cell office:value-type="float" office:value="0.146399999999999" calcext:value-type="float">
            <text:p>0.14639999999999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6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525.50091074681" calcext:value-type="float">
            <text:p>1525.50091074681</text:p>
          </table:table-cell>
          <table:table-cell/>
          <table:table-cell office:value-type="string" calcext:value-type="string">
            <text:p>€16.75</text:p>
          </table:table-cell>
          <table:table-cell office:value-type="float" office:value="1525.50091074681" calcext:value-type="float">
            <text:p>1525.50091074681</text:p>
          </table:table-cell>
        </table:table-row>
        <table:table-row table:style-name="ro1">
          <table:table-cell office:value-type="string" calcext:value-type="string">
            <text:p>Nitecore</text:p>
          </table:table-cell>
          <table:table-cell office:value-type="string" calcext:value-type="string">
            <text:p>NL1835</text:p>
          </table:table-cell>
          <table:table-cell table:number-columns-repeated="2" office:value-type="float" office:value="3450" calcext:value-type="float">
            <text:p>3450</text:p>
          </table:table-cell>
          <table:table-cell office:value-type="float" office:value="265.3" calcext:value-type="float">
            <text:p>265.3</text:p>
          </table:table-cell>
          <table:table-cell office:value-type="float" office:value="0.1656" calcext:value-type="float">
            <text:p>0.165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8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525.76489533011" calcext:value-type="float">
            <text:p>1525.76489533011</text:p>
          </table:table-cell>
          <table:table-cell/>
          <table:table-cell office:value-type="string" calcext:value-type="string">
            <text:p>€18.95</text:p>
          </table:table-cell>
          <table:table-cell office:value-type="float" office:value="1525.76489533011" calcext:value-type="float">
            <text:p>1525.76489533011</text:p>
          </table:table-cell>
        </table:table-row>
        <table:table-row table:style-name="ro1">
          <table:table-cell office:value-type="string" calcext:value-type="string">
            <text:p>Keeppower</text:p>
          </table:table-cell>
          <table:table-cell office:value-type="string" calcext:value-type="string">
            <text:p>UH1835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55.3" calcext:value-type="float">
            <text:p>55.3</text:p>
          </table:table-cell>
          <table:table-cell office:value-type="float" office:value="0.033599999999999" calcext:value-type="float">
            <text:p>0.03359999999999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567.46031746032" calcext:value-type="float">
            <text:p>1567.46031746032</text:p>
          </table:table-cell>
          <table:table-cell/>
          <table:table-cell office:value-type="string" calcext:value-type="string">
            <text:p>€3.95</text:p>
          </table:table-cell>
          <table:table-cell office:value-type="float" office:value="1567.46031746032" calcext:value-type="float">
            <text:p>1567.46031746032</text:p>
          </table:table-cell>
        </table:table-row>
        <table:table-row table:style-name="ro1">
          <table:table-cell office:value-type="string" calcext:value-type="string">
            <text:p>Keeppower</text:p>
          </table:table-cell>
          <table:table-cell office:value-type="string" calcext:value-type="string">
            <text:p>P1443C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9.5" calcext:value-type="float">
            <text:p>59.5</text:p>
          </table:table-cell>
          <table:table-cell office:value-type="float" office:value="0.028799999999999" calcext:value-type="float">
            <text:p>0.02879999999999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967.59259259259" calcext:value-type="float">
            <text:p>1967.59259259259</text:p>
          </table:table-cell>
          <table:table-cell/>
          <table:table-cell office:value-type="string" calcext:value-type="string">
            <text:p>€3.45</text:p>
          </table:table-cell>
          <table:table-cell office:value-type="float" office:value="1597.22222222222" calcext:value-type="float">
            <text:p>1597.22222222222</text:p>
          </table:table-cell>
        </table:table-row>
        <table:table-row table:style-name="ro1">
          <table:table-cell office:value-type="string" calcext:value-type="string">
            <text:p>Keeppower</text:p>
          </table:table-cell>
          <table:table-cell office:value-type="string" calcext:value-type="string">
            <text:p>P1835C</text:p>
          </table:table-cell>
          <table:table-cell table:number-columns-repeated="2" office:value-type="float" office:value="850" calcext:value-type="float">
            <text:p>850</text:p>
          </table:table-cell>
          <table:table-cell office:value-type="float" office:value="69.3" calcext:value-type="float">
            <text:p>69.3</text:p>
          </table:table-cell>
          <table:table-cell office:value-type="float" office:value="0.040799999999999" calcext:value-type="float">
            <text:p>0.04079999999999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4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617.64705882353" calcext:value-type="float">
            <text:p>1617.64705882353</text:p>
          </table:table-cell>
          <table:table-cell/>
          <table:table-cell office:value-type="string" calcext:value-type="string">
            <text:p>€4.95</text:p>
          </table:table-cell>
          <table:table-cell office:value-type="float" office:value="1617.64705882353" calcext:value-type="float">
            <text:p>1617.64705882353</text:p>
          </table:table-cell>
        </table:table-row>
        <table:table-row table:style-name="ro1">
          <table:table-cell office:value-type="string" calcext:value-type="string">
            <text:p>Olight</text:p>
          </table:table-cell>
          <table:table-cell office:value-type="string" calcext:value-type="string">
            <text:p>ORB-186L34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float" office:value="279.3" calcext:value-type="float">
            <text:p>279.3</text:p>
          </table:table-cell>
          <table:table-cell office:value-type="float" office:value="0.1608" calcext:value-type="float">
            <text:p>0.1608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19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1654.22885572139" calcext:value-type="float">
            <text:p>1654.22885572139</text:p>
          </table:table-cell>
          <table:table-cell/>
          <table:table-cell office:value-type="string" calcext:value-type="string">
            <text:p>€19.95</text:p>
          </table:table-cell>
          <table:table-cell office:value-type="float" office:value="1654.22885572139" calcext:value-type="float">
            <text:p>1654.22885572139</text:p>
          </table:table-cell>
        </table:table-row>
        <table:table-row table:style-name="ro1">
          <table:table-cell office:value-type="string" calcext:value-type="string">
            <text:p>Nitecore</text:p>
          </table:table-cell>
          <table:table-cell office:value-type="string" calcext:value-type="string">
            <text:p>NL1835HP</text:p>
          </table:table-cell>
          <table:table-cell table:number-columns-repeated="2" office:value-type="float" office:value="3450" calcext:value-type="float">
            <text:p>3450</text:p>
          </table:table-cell>
          <table:table-cell office:value-type="float" office:value="293.3" calcext:value-type="float">
            <text:p>293.3</text:p>
          </table:table-cell>
          <table:table-cell office:value-type="float" office:value="0.1656" calcext:value-type="float">
            <text:p>0.165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0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686.79549114332" calcext:value-type="float">
            <text:p>1686.79549114332</text:p>
          </table:table-cell>
          <table:table-cell/>
          <table:table-cell office:value-type="string" calcext:value-type="string">
            <text:p>€20.95</text:p>
          </table:table-cell>
          <table:table-cell office:value-type="float" office:value="1686.79549114332" calcext:value-type="float">
            <text:p>1686.79549114332</text:p>
          </table:table-cell>
        </table:table-row>
        <table:table-row table:style-name="ro1">
          <table:table-cell office:value-type="string" calcext:value-type="string">
            <text:p>Keeppower</text:p>
          </table:table-cell>
          <table:table-cell office:value-type="string" calcext:value-type="string">
            <text:p>P1835C2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94.5" calcext:value-type="float">
            <text:p>94.5</text:p>
          </table:table-cell>
          <table:table-cell office:value-type="float" office:value="0.0528" calcext:value-type="float">
            <text:p>0.0528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6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704.54545454545" calcext:value-type="float">
            <text:p>1704.54545454545</text:p>
          </table:table-cell>
          <table:table-cell/>
          <table:table-cell office:value-type="string" calcext:value-type="string">
            <text:p>€6.75</text:p>
          </table:table-cell>
          <table:table-cell office:value-type="float" office:value="1704.54545454545" calcext:value-type="float">
            <text:p>1704.54545454545</text:p>
          </table:table-cell>
        </table:table-row>
        <table:table-row table:style-name="ro1">
          <table:table-cell office:value-type="string" calcext:value-type="string">
            <text:p>Olight</text:p>
          </table:table-cell>
          <table:table-cell office:value-type="string" calcext:value-type="string">
            <text:p>ORB-186S35</text:p>
          </table:table-cell>
          <table:table-cell table:number-columns-repeated="2" office:value-type="float" office:value="3450" calcext:value-type="float">
            <text:p>3450</text:p>
          </table:table-cell>
          <table:table-cell office:value-type="float" office:value="335.3" calcext:value-type="float">
            <text:p>335.3</text:p>
          </table:table-cell>
          <table:table-cell office:value-type="float" office:value="0.1656" calcext:value-type="float">
            <text:p>0.165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3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928.34138486312" calcext:value-type="float">
            <text:p>1928.34138486312</text:p>
          </table:table-cell>
          <table:table-cell/>
          <table:table-cell office:value-type="string" calcext:value-type="string">
            <text:p>€23.95</text:p>
          </table:table-cell>
          <table:table-cell office:value-type="float" office:value="1928.34138486312" calcext:value-type="float">
            <text:p>1928.34138486312</text:p>
          </table:table-cell>
        </table:table-row>
        <table:table-row table:style-name="ro1">
          <table:table-cell office:value-type="string" calcext:value-type="string">
            <text:p>Olight</text:p>
          </table:table-cell>
          <table:table-cell office:value-type="string" calcext:value-type="string">
            <text:p>orb-186C32</text:p>
          </table:table-cell>
          <table:table-cell table:number-columns-repeated="2" office:value-type="float" office:value="3150" calcext:value-type="float">
            <text:p>3150</text:p>
          </table:table-cell>
          <table:table-cell office:value-type="float" office:value="318.5" calcext:value-type="float">
            <text:p>318.5</text:p>
          </table:table-cell>
          <table:table-cell office:value-type="float" office:value="0.1512" calcext:value-type="float">
            <text:p>0.1512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2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006.17283950617" calcext:value-type="float">
            <text:p>2006.17283950617</text:p>
          </table:table-cell>
          <table:table-cell/>
          <table:table-cell office:value-type="string" calcext:value-type="string">
            <text:p>€22.75</text:p>
          </table:table-cell>
          <table:table-cell office:value-type="float" office:value="2006.17283950617" calcext:value-type="float">
            <text:p>2006.17283950617</text:p>
          </table:table-cell>
        </table:table-row>
        <table:table-row table:style-name="ro1">
          <table:table-cell office:value-type="string" calcext:value-type="string">
            <text:p>Xtar</text:p>
          </table:table-cell>
          <table:table-cell office:value-type="string" calcext:value-type="string">
            <text:p>16340 / 123A</text:p>
          </table:table-cell>
          <table:table-cell office:value-type="float" office:value="600" calcext:value-type="float">
            <text:p>600</text:p>
          </table:table-cell>
          <table:table-cell office:value-type="float" office:value="1.2" calcext:value-type="float">
            <text:p>1.2</text:p>
          </table:table-cell>
          <table:table-cell office:value-type="float" office:value="73.5" calcext:value-type="float">
            <text:p>73.5</text:p>
          </table:table-cell>
          <table:table-cell office:value-type="float" office:value="0.028799999999999" calcext:value-type="float">
            <text:p>0.028799999999999</text:p>
          </table:table-cell>
          <table:table-cell office:value-type="string" calcext:value-type="string">
            <text:p>_LIFEPO4</text:p>
          </table:table-cell>
          <table:table-cell office:value-type="string" calcext:value-type="string">
            <text:p>€5.2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430.55555555556" calcext:value-type="float">
            <text:p>2430.55555555556</text:p>
          </table:table-cell>
          <table:table-cell/>
          <table:table-cell office:value-type="string" calcext:value-type="string">
            <text:p>€4.45</text:p>
          </table:table-cell>
          <table:table-cell office:value-type="float" office:value="2060.18518518519" calcext:value-type="float">
            <text:p>2060.18518518519</text:p>
          </table:table-cell>
        </table:table-row>
        <table:table-row table:style-name="ro1">
          <table:table-cell office:value-type="string" calcext:value-type="string">
            <text:p>Olight</text:p>
          </table:table-cell>
          <table:table-cell office:value-type="string" calcext:value-type="string">
            <text:p>RCR123A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11.3" calcext:value-type="float">
            <text:p>111.3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7.9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4416.66666666667" calcext:value-type="float">
            <text:p>4416.66666666667</text:p>
          </table:table-cell>
          <table:table-cell/>
          <table:table-cell office:value-type="string" calcext:value-type="string">
            <text:p>€7.95</text:p>
          </table:table-cell>
          <table:table-cell office:value-type="float" office:value="4416.66666666667" calcext:value-type="float">
            <text:p>4416.66666666667</text:p>
          </table:table-cell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ML1220</text:p>
          </table:table-cell>
          <table:table-cell office:value-type="float" office:value="17" calcext:value-type="float">
            <text:p>17</text:p>
          </table:table-cell>
          <table:table-cell office:value-type="float" office:value="12.5" calcext:value-type="float">
            <text:p>12.5</text:p>
          </table:table-cell>
          <table:table-cell office:value-type="float" office:value="34.86" calcext:value-type="float">
            <text:p>34.86</text:p>
          </table:table-cell>
          <table:table-cell office:value-type="float" office:value="0.000816" calcext:value-type="float">
            <text:p>0.00081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49</text:p>
          </table:table-cell>
          <table:table-cell office:value-type="string" calcext:value-type="string">
            <text:p>Li-ion</text:p>
          </table:table-cell>
          <table:table-cell office:value-type="string" calcext:value-type="string">
            <text:p>In stock</text:p>
          </table:table-cell>
          <table:table-cell office:value-type="float" office:value="40686.2745098039" calcext:value-type="float">
            <text:p>40686.2745098039</text:p>
          </table:table-cell>
          <table:table-cell/>
          <table:table-cell office:value-type="string" calcext:value-type="string">
            <text:p>€2.49</text:p>
          </table:table-cell>
          <table:table-cell office:value-type="float" office:value="40686.2745098039" calcext:value-type="float">
            <text:p>40686.2745098039</text:p>
          </table:table-cell>
        </table:table-row>
        <table:table-row table:style-name="ro1">
          <table:table-cell office:value-type="string" calcext:value-type="string">
            <text:p>Unbranded</text:p>
          </table:table-cell>
          <table:table-cell office:value-type="string" calcext:value-type="string">
            <text:p>LIR24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8.5" calcext:value-type="float">
            <text:p>38.5</text:p>
          </table:table-cell>
          <table:table-cell office:value-type="float" office:value="0.000239999999999" calcext:value-type="float">
            <text:p>0.00023999999999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152777.777777778" calcext:value-type="float">
            <text:p>152777.777777778</text:p>
          </table:table-cell>
          <table:table-cell/>
          <table:table-cell office:value-type="string" calcext:value-type="string">
            <text:p>€0.85</text:p>
          </table:table-cell>
          <table:table-cell office:value-type="float" office:value="47222.2222222222" calcext:value-type="float">
            <text:p>47222.2222222222</text:p>
          </table:table-cell>
        </table:table-row>
        <table:table-row table:style-name="ro1">
          <table:table-cell office:value-type="string" calcext:value-type="string">
            <text:p>Seiko</text:p>
          </table:table-cell>
          <table:table-cell office:value-type="string" calcext:value-type="string">
            <text:p>MS614</text:p>
          </table:table-cell>
          <table:table-cell table:number-columns-repeated="2" office:value-type="float" office:value="6.8" calcext:value-type="float">
            <text:p>6.8</text:p>
          </table:table-cell>
          <table:table-cell office:value-type="float" office:value="36" calcext:value-type="float">
            <text:p>36</text:p>
          </table:table-cell>
          <table:table-cell office:value-type="float" office:value="0.000326399999999" calcext:value-type="float">
            <text:p>0.000326399999999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 of stock</text:p>
          </table:table-cell>
          <table:table-cell office:value-type="float" office:value="110294.117647059" calcext:value-type="float">
            <text:p>110294.117647059</text:p>
          </table:table-cell>
          <table:table-cell/>
          <table:table-cell office:value-type="string" calcext:value-type="string">
            <text:p>€2.25</text:p>
          </table:table-cell>
          <table:table-cell office:value-type="float" office:value="110294.117647059" calcext:value-type="float">
            <text:p>110294.117647059</text:p>
          </table:table-cell>
        </table:table-row>
        <table:table-row table:style-name="ro1">
          <table:table-cell office:value-type="string" calcext:value-type="string">
            <text:p>Maxell</text:p>
          </table:table-cell>
          <table:table-cell office:value-type="string" calcext:value-type="string">
            <text:p>ML2032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47.2" calcext:value-type="float">
            <text:p>47.2</text:p>
          </table:table-cell>
          <table:table-cell office:value-type="float" office:value="0.0001536" calcext:value-type="float">
            <text:p>0.000153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 stock</text:p>
          </table:table-cell>
          <table:table-cell office:value-type="float" office:value="307291.666666667" calcext:value-type="float">
            <text:p>307291.666666667</text:p>
          </table:table-cell>
          <table:table-cell/>
          <table:table-cell office:value-type="string" calcext:value-type="string">
            <text:p>€2.95</text:p>
          </table:table-cell>
          <table:table-cell office:value-type="float" office:value="307291.666666667" calcext:value-type="float">
            <text:p>307291.666666667</text:p>
          </table:table-cell>
        </table:table-row>
        <table:table-row table:style-name="ro1">
          <table:table-cell office:value-type="string" calcext:value-type="string">
            <text:p>Maxell</text:p>
          </table:table-cell>
          <table:table-cell office:value-type="string" calcext:value-type="string">
            <text:p>ML2032-1HFN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63.2" calcext:value-type="float">
            <text:p>63.2</text:p>
          </table:table-cell>
          <table:table-cell office:value-type="float" office:value="0.0001536" calcext:value-type="float">
            <text:p>0.000153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 stock</text:p>
          </table:table-cell>
          <table:table-cell office:value-type="float" office:value="411458.333333333" calcext:value-type="float">
            <text:p>411458.333333333</text:p>
          </table:table-cell>
          <table:table-cell/>
          <table:table-cell office:value-type="string" calcext:value-type="string">
            <text:p>€3.95</text:p>
          </table:table-cell>
          <table:table-cell office:value-type="float" office:value="411458.333333333" calcext:value-type="float">
            <text:p>411458.333333333</text:p>
          </table:table-cell>
        </table:table-row>
        <table:table-row table:style-name="ro1">
          <table:table-cell office:value-type="string" calcext:value-type="string">
            <text:p>FDK</text:p>
          </table:table-cell>
          <table:table-cell office:value-type="string" calcext:value-type="string">
            <text:p>ML1220-1HF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7.2" calcext:value-type="float">
            <text:p>47.2</text:p>
          </table:table-cell>
          <table:table-cell office:value-type="float" office:value="0.000096" calcext:value-type="float">
            <text:p>0.00009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 of stock</text:p>
          </table:table-cell>
          <table:table-cell office:value-type="float" office:value="491666.666666667" calcext:value-type="float">
            <text:p>491666.666666667</text:p>
          </table:table-cell>
          <table:table-cell/>
          <table:table-cell office:value-type="string" calcext:value-type="string">
            <text:p>€2.95</text:p>
          </table:table-cell>
          <table:table-cell office:value-type="float" office:value="491666.666666667" calcext:value-type="float">
            <text:p>491666.666666667</text:p>
          </table:table-cell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VL3032-1F2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100" calcext:value-type="float">
            <text:p>100</text:p>
          </table:table-cell>
          <table:table-cell office:value-type="float" office:value="0.0001536" calcext:value-type="float">
            <text:p>0.000153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6.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 stock</text:p>
          </table:table-cell>
          <table:table-cell office:value-type="float" office:value="651041.666666667" calcext:value-type="float">
            <text:p>651041.666666667</text:p>
          </table:table-cell>
          <table:table-cell/>
          <table:table-cell office:value-type="string" calcext:value-type="string">
            <text:p>€6.25</text:p>
          </table:table-cell>
          <table:table-cell office:value-type="float" office:value="651041.666666667" calcext:value-type="float">
            <text:p>651041.666666667</text:p>
          </table:table-cell>
        </table:table-row>
        <table:table-row table:style-name="ro1">
          <table:table-cell office:value-type="string" calcext:value-type="string">
            <text:p>Maxell</text:p>
          </table:table-cell>
          <table:table-cell office:value-type="string" calcext:value-type="string">
            <text:p>ML2016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56" calcext:value-type="float">
            <text:p>56</text:p>
          </table:table-cell>
          <table:table-cell office:value-type="float" office:value="0.0000768" calcext:value-type="float">
            <text:p>0.0000768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 stock</text:p>
          </table:table-cell>
          <table:table-cell office:value-type="float" office:value="729166.666666667" calcext:value-type="float">
            <text:p>729166.666666667</text:p>
          </table:table-cell>
          <table:table-cell/>
          <table:table-cell office:value-type="string" calcext:value-type="string">
            <text:p>€3.50</text:p>
          </table:table-cell>
          <table:table-cell office:value-type="float" office:value="729166.666666667" calcext:value-type="float">
            <text:p>729166.666666667</text:p>
          </table:table-cell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MT9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0.000096" calcext:value-type="float">
            <text:p>0.00009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3.2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 stock</text:p>
          </table:table-cell>
          <table:table-cell office:value-type="float" office:value="1083333.33333333" calcext:value-type="float">
            <text:p>1083333.33333333</text:p>
          </table:table-cell>
          <table:table-cell/>
          <table:table-cell office:value-type="string" calcext:value-type="string">
            <text:p>€3.25</text:p>
          </table:table-cell>
          <table:table-cell office:value-type="float" office:value="1083333.33333333" calcext:value-type="float">
            <text:p>1083333.33333333</text:p>
          </table:table-cell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VL2020-W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0.000096" calcext:value-type="float">
            <text:p>0.000096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9.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 stock</text:p>
          </table:table-cell>
          <table:table-cell office:value-type="float" office:value="1541666.66666667" calcext:value-type="float">
            <text:p>1541666.66666667</text:p>
          </table:table-cell>
          <table:table-cell/>
          <table:table-cell office:value-type="string" calcext:value-type="string">
            <text:p>€9.25</text:p>
          </table:table-cell>
          <table:table-cell office:value-type="float" office:value="1541666.66666667" calcext:value-type="float">
            <text:p>1541666.66666667</text:p>
          </table:table-cell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VL2020-1VCE</text:p>
          </table:table-cell>
          <table:table-cell office:value-type="float" office:value="0.000000001" calcext:value-type="float">
            <text:p>0.000000001</text:p>
          </table:table-cell>
          <table:table-cell office:value-type="float" office:value="20" calcext:value-type="float">
            <text:p>20</text:p>
          </table:table-cell>
          <table:table-cell office:value-type="float" office:value="47.2" calcext:value-type="float">
            <text:p>47.2</text:p>
          </table:table-cell>
          <table:table-cell office:value-type="float" office:value="0.000000000000048" calcext:value-type="float">
            <text:p>4.8E-14</text:p>
          </table:table-cell>
          <table:table-cell office:value-type="string" calcext:value-type="string">
            <text:p>_Unknown</text:p>
          </table:table-cell>
          <table:table-cell office:value-type="string" calcext:value-type="string">
            <text:p>€2.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 stock</text:p>
          </table:table-cell>
          <table:table-cell office:value-type="float" office:value="983333333333333" calcext:value-type="float">
            <text:p>983333333333333</text:p>
          </table:table-cell>
          <table:table-cell/>
          <table:table-cell office:value-type="string" calcext:value-type="string">
            <text:p>€2.95</text:p>
          </table:table-cell>
          <table:table-cell office:value-type="float" office:value="983333333333333" calcext:value-type="float">
            <text:p>983333333333333</text:p>
          </table:table-cell>
        </table:table-row>
      </table:table>
      <table:named-expressions/>
      <table:database-ranges>
        <table:database-range table:name="__Anonymous_Sheet_DB__0" table:target-range-address="'output2csvfile - Copy'.A1:'output2csvfile - Copy'.N1048576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15T00:05:43.704000000</dc:date>
    <meta:editing-duration>P1DT8H57M56S</meta:editing-duration>
    <meta:editing-cycles>1</meta:editing-cycles>
    <meta:document-statistic meta:table-count="1" meta:cell-count="2559" meta:object-count="0"/>
    <meta:generator>LibreOffice/7.6.2.1$Windows_X86_64 LibreOffice_project/56f7684011345957bbf33a7ee678afaf4d2ba333</meta:generator>
  </office:meta>
</office:document-meta>
</file>